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c9bba" officeooo:paragraph-rsid="000c9bba"/>
    </style:style>
    <style:style style:name="P2" style:family="paragraph" style:parent-style-name="Standard">
      <style:text-properties officeooo:rsid="000d0eac" officeooo:paragraph-rsid="000d0eac"/>
    </style:style>
    <style:style style:name="P3" style:family="paragraph" style:parent-style-name="Standard">
      <style:text-properties officeooo:rsid="000e1c0c" officeooo:paragraph-rsid="000d0eac"/>
    </style:style>
    <style:style style:name="P4" style:family="paragraph" style:parent-style-name="Standard">
      <style:text-properties officeooo:rsid="000e1c0c" officeooo:paragraph-rsid="000e1c0c"/>
    </style:style>
    <style:style style:name="P5" style:family="paragraph" style:parent-style-name="Standard">
      <style:text-properties officeooo:rsid="000e5f0f" officeooo:paragraph-rsid="000e5f0f"/>
    </style:style>
    <style:style style:name="P6" style:family="paragraph" style:parent-style-name="Standard">
      <style:text-properties officeooo:rsid="000fbcc0" officeooo:paragraph-rsid="000fbcc0"/>
    </style:style>
    <style:style style:name="P7" style:family="paragraph" style:parent-style-name="Standard">
      <style:text-properties fo:font-weight="bold" officeooo:rsid="0013293a" officeooo:paragraph-rsid="0013293a" style:font-weight-asian="bold" style:font-weight-complex="bold"/>
    </style:style>
    <style:style style:name="P8" style:family="paragraph" style:parent-style-name="Standard">
      <style:text-properties fo:font-weight="normal" officeooo:rsid="0013293a" officeooo:paragraph-rsid="0013293a" style:font-weight-asian="normal" style:font-weight-complex="normal"/>
    </style:style>
    <style:style style:name="P9" style:family="paragraph" style:parent-style-name="Standard">
      <style:text-properties fo:font-weight="normal" officeooo:rsid="0013967a" officeooo:paragraph-rsid="0013967a" style:font-weight-asian="normal" style:font-weight-complex="normal"/>
    </style:style>
    <style:style style:name="P10" style:family="paragraph" style:parent-style-name="Standard">
      <style:text-properties fo:font-style="italic" fo:font-weight="normal" officeooo:rsid="0013967a" officeooo:paragraph-rsid="0013967a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1d0353" officeooo:paragraph-rsid="001d0353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1d562b" officeooo:paragraph-rsid="001d562b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1d7c25" officeooo:paragraph-rsid="001d7c25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a40af" officeooo:paragraph-rsid="001a40af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1f53e8" officeooo:paragraph-rsid="001f53e8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225ecd" officeooo:paragraph-rsid="00217196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474bf6" officeooo:paragraph-rsid="00474bf6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4a5f97" officeooo:paragraph-rsid="004a5f97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4bdecf" officeooo:paragraph-rsid="004bdecf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4cf1a4" officeooo:paragraph-rsid="004cf1a4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4da806" officeooo:paragraph-rsid="004da806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4fbbf4" officeooo:paragraph-rsid="004fbbf4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506592" officeooo:paragraph-rsid="00506592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517e0c" officeooo:paragraph-rsid="00517e0c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02b8260" officeooo:paragraph-rsid="002b8260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fo:font-weight="normal" officeooo:rsid="003f2f1f" officeooo:paragraph-rsid="003f2f1f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558247" officeooo:paragraph-rsid="00558247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05c269b" officeooo:paragraph-rsid="005c269b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fo:font-weight="normal" officeooo:rsid="0061b060" officeooo:paragraph-rsid="0061b060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fo:font-weight="normal" officeooo:rsid="0062f17a" officeooo:paragraph-rsid="0062f17a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64a245" officeooo:paragraph-rsid="0062f17a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067a9ab" officeooo:paragraph-rsid="0067a9ab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bold" officeooo:rsid="0013967a" officeooo:paragraph-rsid="0013967a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bold" officeooo:rsid="001f53e8" officeooo:paragraph-rsid="001f53e8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tyle="italic" fo:font-weight="bold" officeooo:rsid="003b2f95" officeooo:paragraph-rsid="003b2f95" style:font-style-asian="italic" style:font-weight-asian="bold" style:font-style-complex="italic" style:font-weight-complex="bold"/>
    </style:style>
    <style:style style:name="P36" style:family="paragraph" style:parent-style-name="Standard">
      <style:text-properties fo:font-style="italic" fo:font-weight="bold" officeooo:rsid="004bdecf" officeooo:paragraph-rsid="004bdecf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fo:font-weight="bold" officeooo:rsid="004cf1a4" officeooo:paragraph-rsid="004cf1a4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fo:font-weight="bold" officeooo:rsid="004da806" officeooo:paragraph-rsid="004da806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bold" officeooo:rsid="00517e0c" officeooo:paragraph-rsid="00517e0c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font-style="italic" fo:font-weight="bold" officeooo:rsid="0051c4b6" officeooo:paragraph-rsid="0051c4b6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fo:font-weight="bold" officeooo:rsid="0054d3f8" officeooo:paragraph-rsid="0054d3f8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italic" fo:font-weight="bold" officeooo:rsid="0064a245" officeooo:paragraph-rsid="0064a245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font-style="italic" fo:font-weight="bold" officeooo:rsid="0067a9ab" officeooo:paragraph-rsid="0067a9ab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font-style="normal" fo:font-weight="normal" officeooo:rsid="0013967a" officeooo:paragraph-rsid="0013967a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16509a" officeooo:paragraph-rsid="0016509a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166666" officeooo:paragraph-rsid="0016666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16fa5f" officeooo:paragraph-rsid="0016fa5f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1713ed" officeooo:paragraph-rsid="001713ed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1a40af" officeooo:paragraph-rsid="001a40af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1a40af" officeooo:paragraph-rsid="001a946d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1ae292" officeooo:paragraph-rsid="001ae29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1c034b" officeooo:paragraph-rsid="001c034b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1d562b" officeooo:paragraph-rsid="001d562b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1f53e8" officeooo:paragraph-rsid="001f53e8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20b4bc" officeooo:paragraph-rsid="0020b4bc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225ecd" officeooo:paragraph-rsid="00225ecd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245a22" officeooo:paragraph-rsid="00225ecd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245a22" officeooo:paragraph-rsid="00245a22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260081" officeooo:paragraph-rsid="00260081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27a4ab" officeooo:paragraph-rsid="0027a4ab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28bfef" officeooo:paragraph-rsid="0028bfef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29c0b2" officeooo:paragraph-rsid="0029c0b2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29c0b2" officeooo:paragraph-rsid="002b8260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2af61c" officeooo:paragraph-rsid="002af61c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2b8260" officeooo:paragraph-rsid="002b8260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normal" officeooo:rsid="002c561c" officeooo:paragraph-rsid="002c561c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fo:font-weight="normal" officeooo:rsid="002c9536" officeooo:paragraph-rsid="002c9536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2cb020" officeooo:paragraph-rsid="002cb020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2cf57e" officeooo:paragraph-rsid="002cf57e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normal" officeooo:rsid="002e2ffd" officeooo:paragraph-rsid="002e2ffd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fo:font-weight="normal" officeooo:rsid="00322391" officeooo:paragraph-rsid="00322391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fo:font-weight="normal" officeooo:rsid="0036c7ee" officeooo:paragraph-rsid="0036c7ee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font-style="normal" fo:font-weight="normal" officeooo:rsid="00388cf1" officeooo:paragraph-rsid="00388cf1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normal" officeooo:rsid="0039f9c0" officeooo:paragraph-rsid="0039f9c0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fo:font-weight="normal" officeooo:rsid="0039f9c0" officeooo:paragraph-rsid="003a5547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fo:font-weight="normal" officeooo:rsid="003a5547" officeooo:paragraph-rsid="003a5547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fo:font-weight="normal" officeooo:rsid="00333625" officeooo:paragraph-rsid="0036c7ee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normal" officeooo:rsid="0034dd3d" officeooo:paragraph-rsid="0036c7ee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normal" officeooo:rsid="003f2f1f" officeooo:paragraph-rsid="003f2f1f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fo:font-weight="normal" officeooo:rsid="00417024" officeooo:paragraph-rsid="00417024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446d99" officeooo:paragraph-rsid="00417024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fo:font-weight="normal" officeooo:rsid="004a5f97" officeooo:paragraph-rsid="004a5f97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fo:font-weight="normal" officeooo:rsid="004bdecf" officeooo:paragraph-rsid="004bdecf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fo:font-weight="normal" officeooo:rsid="004da806" officeooo:paragraph-rsid="004da806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fo:font-weight="normal" officeooo:rsid="004f15c4" officeooo:paragraph-rsid="004f15c4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fo:font-weight="normal" officeooo:rsid="004f55b5" officeooo:paragraph-rsid="004f55b5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fo:font-weight="normal" officeooo:rsid="0054d3f8" officeooo:paragraph-rsid="0054d3f8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fo:font-weight="normal" officeooo:rsid="00558247" officeooo:paragraph-rsid="00558247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fo:font-weight="normal" officeooo:rsid="005762bb" officeooo:paragraph-rsid="005762bb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font-style="normal" fo:font-weight="normal" officeooo:rsid="005935cd" officeooo:paragraph-rsid="005935cd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fo:font-weight="normal" officeooo:rsid="005aa3d8" officeooo:paragraph-rsid="005aa3d8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fo:font-weight="normal" officeooo:rsid="005aa6d4" officeooo:paragraph-rsid="005aa6d4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fo:font-weight="normal" officeooo:rsid="005d8134" officeooo:paragraph-rsid="005d8134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5f1d51" officeooo:paragraph-rsid="005f1d51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60a45c" officeooo:paragraph-rsid="0060a45c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62f17a" officeooo:paragraph-rsid="0062f17a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57ef75" officeooo:paragraph-rsid="0057ef75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67a9ab" officeooo:paragraph-rsid="0067a9ab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bold" officeooo:rsid="0013967a" officeooo:paragraph-rsid="0013967a" style:font-style-asian="normal" style:font-weight-asian="bold" style:font-style-complex="normal" style:font-weight-complex="bold"/>
    </style:style>
    <style:style style:name="P100" style:family="paragraph" style:parent-style-name="Standard">
      <style:text-properties fo:font-style="normal" fo:font-weight="bold" officeooo:rsid="00147d95" officeooo:paragraph-rsid="00147d95" style:font-style-asian="normal" style:font-weight-asian="bold" style:font-style-complex="normal" style:font-weight-complex="bold"/>
    </style:style>
    <style:style style:name="P101" style:family="paragraph" style:parent-style-name="Standard">
      <style:text-properties fo:font-style="normal" fo:font-weight="bold" officeooo:rsid="0016fa5f" officeooo:paragraph-rsid="0016fa5f" style:font-style-asian="normal" style:font-weight-asian="bold" style:font-style-complex="normal" style:font-weight-complex="bold"/>
    </style:style>
    <style:style style:name="P102" style:family="paragraph" style:parent-style-name="Standard">
      <style:text-properties fo:font-style="normal" fo:font-weight="bold" officeooo:rsid="001713ed" officeooo:paragraph-rsid="001713ed" style:font-style-asian="normal" style:font-weight-asian="bold" style:font-style-complex="normal" style:font-weight-complex="bold"/>
    </style:style>
    <style:style style:name="P103" style:family="paragraph" style:parent-style-name="Standard">
      <style:text-properties fo:font-style="normal" fo:font-weight="bold" officeooo:rsid="001a40af" officeooo:paragraph-rsid="001a40af" style:font-style-asian="normal" style:font-weight-asian="bold" style:font-style-complex="normal" style:font-weight-complex="bold"/>
    </style:style>
    <style:style style:name="P104" style:family="paragraph" style:parent-style-name="Standard">
      <style:text-properties fo:font-style="normal" fo:font-weight="bold" officeooo:rsid="001ae292" officeooo:paragraph-rsid="001ae292" style:font-style-asian="normal" style:font-weight-asian="bold" style:font-style-complex="normal" style:font-weight-complex="bold"/>
    </style:style>
    <style:style style:name="P105" style:family="paragraph" style:parent-style-name="Standard">
      <style:text-properties fo:font-style="normal" fo:font-weight="bold" officeooo:rsid="001c034b" officeooo:paragraph-rsid="001c034b" style:font-style-asian="normal" style:font-weight-asian="bold" style:font-style-complex="normal" style:font-weight-complex="bold"/>
    </style:style>
    <style:style style:name="P106" style:family="paragraph" style:parent-style-name="Standard">
      <style:text-properties fo:font-style="normal" fo:font-weight="bold" officeooo:rsid="001d562b" officeooo:paragraph-rsid="001d562b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tyle="normal" fo:font-weight="bold" officeooo:rsid="001f53e8" officeooo:paragraph-rsid="001f53e8" style:font-style-asian="normal" style:font-weight-asian="bold" style:font-style-complex="normal" style:font-weight-complex="bold"/>
    </style:style>
    <style:style style:name="P108" style:family="paragraph" style:parent-style-name="Standard">
      <style:text-properties fo:font-style="normal" fo:font-weight="bold" officeooo:rsid="001f53e8" officeooo:paragraph-rsid="001d7c25" style:font-style-asian="normal" style:font-weight-asian="bold" style:font-style-complex="normal" style:font-weight-complex="bold"/>
    </style:style>
    <style:style style:name="P109" style:family="paragraph" style:parent-style-name="Standard">
      <style:text-properties fo:font-style="normal" fo:font-weight="bold" officeooo:rsid="00245a22" officeooo:paragraph-rsid="00245a22" style:font-style-asian="normal" style:font-weight-asian="bold" style:font-style-complex="normal" style:font-weight-complex="bold"/>
    </style:style>
    <style:style style:name="P110" style:family="paragraph" style:parent-style-name="Standard">
      <style:text-properties fo:font-style="normal" fo:font-weight="bold" officeooo:rsid="0024617a" officeooo:paragraph-rsid="0024617a" style:font-style-asian="normal" style:font-weight-asian="bold" style:font-style-complex="normal" style:font-weight-complex="bold"/>
    </style:style>
    <style:style style:name="P111" style:family="paragraph" style:parent-style-name="Standard">
      <style:text-properties fo:font-style="normal" fo:font-weight="bold" officeooo:rsid="00260081" officeooo:paragraph-rsid="00260081" style:font-style-asian="normal" style:font-weight-asian="bold" style:font-style-complex="normal" style:font-weight-complex="bold"/>
    </style:style>
    <style:style style:name="P112" style:family="paragraph" style:parent-style-name="Standard">
      <style:text-properties fo:font-style="normal" fo:font-weight="bold" officeooo:rsid="002c561c" officeooo:paragraph-rsid="002c561c" style:font-style-asian="normal" style:font-weight-asian="bold" style:font-style-complex="normal" style:font-weight-complex="bold"/>
    </style:style>
    <style:style style:name="P113" style:family="paragraph" style:parent-style-name="Standard">
      <style:text-properties fo:font-style="normal" fo:font-weight="bold" officeooo:rsid="002c9536" officeooo:paragraph-rsid="002c9536" style:font-style-asian="normal" style:font-weight-asian="bold" style:font-style-complex="normal" style:font-weight-complex="bold"/>
    </style:style>
    <style:style style:name="P114" style:family="paragraph" style:parent-style-name="Standard">
      <style:text-properties fo:font-style="normal" fo:font-weight="bold" officeooo:rsid="00333625" officeooo:paragraph-rsid="0036c7ee" style:font-style-asian="normal" style:font-weight-asian="bold" style:font-style-complex="normal" style:font-weight-complex="bold"/>
    </style:style>
    <style:style style:name="P115" style:family="paragraph" style:parent-style-name="Standard">
      <style:text-properties fo:font-style="normal" fo:font-weight="bold" officeooo:rsid="0036c7ee" officeooo:paragraph-rsid="0036c7ee" style:font-style-asian="normal" style:font-weight-asian="bold" style:font-style-complex="normal" style:font-weight-complex="bold"/>
    </style:style>
    <style:style style:name="P116" style:family="paragraph" style:parent-style-name="Standard">
      <style:text-properties fo:font-style="normal" fo:font-weight="bold" officeooo:rsid="0036c7ee" officeooo:paragraph-rsid="00474bf6" style:font-style-asian="normal" style:font-weight-asian="bold" style:font-style-complex="normal" style:font-weight-complex="bold"/>
    </style:style>
    <style:style style:name="P117" style:family="paragraph" style:parent-style-name="Standard">
      <style:text-properties fo:font-style="normal" fo:font-weight="bold" officeooo:rsid="00399c49" officeooo:paragraph-rsid="00399c49" style:font-style-asian="normal" style:font-weight-asian="bold" style:font-style-complex="normal" style:font-weight-complex="bold"/>
    </style:style>
    <style:style style:name="P118" style:family="paragraph" style:parent-style-name="Standard">
      <style:text-properties fo:font-style="normal" fo:font-weight="bold" officeooo:rsid="003a5547" officeooo:paragraph-rsid="003a5547" style:font-style-asian="normal" style:font-weight-asian="bold" style:font-style-complex="normal" style:font-weight-complex="bold"/>
    </style:style>
    <style:style style:name="P119" style:family="paragraph" style:parent-style-name="Standard">
      <style:text-properties fo:font-style="normal" fo:font-weight="bold" officeooo:rsid="00446d99" officeooo:paragraph-rsid="00446d99" style:font-style-asian="normal" style:font-weight-asian="bold" style:font-style-complex="normal" style:font-weight-complex="bold"/>
    </style:style>
    <style:style style:name="P120" style:family="paragraph" style:parent-style-name="Standard">
      <style:text-properties fo:font-style="normal" fo:font-weight="bold" officeooo:rsid="00465621" officeooo:paragraph-rsid="00465621" style:font-style-asian="normal" style:font-weight-asian="bold" style:font-style-complex="normal" style:font-weight-complex="bold"/>
    </style:style>
    <style:style style:name="P121" style:family="paragraph" style:parent-style-name="Standard">
      <style:text-properties fo:font-style="normal" fo:font-weight="bold" officeooo:rsid="00474bf6" officeooo:paragraph-rsid="00474bf6" style:font-style-asian="normal" style:font-weight-asian="bold" style:font-style-complex="normal" style:font-weight-complex="bold"/>
    </style:style>
    <style:style style:name="P122" style:family="paragraph" style:parent-style-name="Standard">
      <style:text-properties fo:font-style="normal" fo:font-weight="bold" officeooo:rsid="00490895" officeooo:paragraph-rsid="00490895" style:font-style-asian="normal" style:font-weight-asian="bold" style:font-style-complex="normal" style:font-weight-complex="bold"/>
    </style:style>
    <style:style style:name="P123" style:family="paragraph" style:parent-style-name="Standard">
      <style:text-properties fo:font-style="normal" fo:font-weight="bold" officeooo:rsid="004a5f97" officeooo:paragraph-rsid="004a5f97" style:font-style-asian="normal" style:font-weight-asian="bold" style:font-style-complex="normal" style:font-weight-complex="bold"/>
    </style:style>
    <style:style style:name="P124" style:family="paragraph" style:parent-style-name="Standard">
      <style:text-properties fo:font-style="normal" fo:font-weight="bold" officeooo:rsid="004f15c4" officeooo:paragraph-rsid="004f15c4" style:font-style-asian="normal" style:font-weight-asian="bold" style:font-style-complex="normal" style:font-weight-complex="bold"/>
    </style:style>
    <style:style style:name="P125" style:family="paragraph" style:parent-style-name="Standard">
      <style:text-properties fo:font-style="normal" fo:font-weight="bold" officeooo:rsid="004fbbf4" officeooo:paragraph-rsid="004f55b5" style:font-style-asian="normal" style:font-weight-asian="bold" style:font-style-complex="normal" style:font-weight-complex="bold"/>
    </style:style>
    <style:style style:name="P126" style:family="paragraph" style:parent-style-name="Standard">
      <style:text-properties fo:font-style="normal" fo:font-weight="bold" officeooo:rsid="0051c4b6" officeooo:paragraph-rsid="0051c4b6" style:font-style-asian="normal" style:font-weight-asian="bold" style:font-style-complex="normal" style:font-weight-complex="bold"/>
    </style:style>
    <style:style style:name="P127" style:family="paragraph" style:parent-style-name="Standard">
      <style:text-properties fo:font-style="normal" fo:font-weight="bold" officeooo:rsid="0054d3f8" officeooo:paragraph-rsid="0054d3f8" style:font-style-asian="normal" style:font-weight-asian="bold" style:font-style-complex="normal" style:font-weight-complex="bold"/>
    </style:style>
    <style:style style:name="P128" style:family="paragraph" style:parent-style-name="Standard">
      <style:text-properties fo:font-style="normal" fo:font-weight="bold" officeooo:rsid="00558247" officeooo:paragraph-rsid="00558247" style:font-style-asian="normal" style:font-weight-asian="bold" style:font-style-complex="normal" style:font-weight-complex="bold"/>
    </style:style>
    <style:style style:name="P129" style:family="paragraph" style:parent-style-name="Standard">
      <style:text-properties fo:font-style="normal" fo:font-weight="bold" officeooo:rsid="005762bb" officeooo:paragraph-rsid="005762bb" style:font-style-asian="normal" style:font-weight-asian="bold" style:font-style-complex="normal" style:font-weight-complex="bold"/>
    </style:style>
    <style:style style:name="P130" style:family="paragraph" style:parent-style-name="Standard">
      <style:text-properties fo:font-style="normal" fo:font-weight="bold" officeooo:rsid="0057ef75" officeooo:paragraph-rsid="0057ef75" style:font-style-asian="normal" style:font-weight-asian="bold" style:font-style-complex="normal" style:font-weight-complex="bold"/>
    </style:style>
    <style:style style:name="P131" style:family="paragraph" style:parent-style-name="Standard">
      <style:text-properties fo:font-style="normal" fo:font-weight="bold" officeooo:rsid="005f1d51" officeooo:paragraph-rsid="005f1d51" style:font-style-asian="normal" style:font-weight-asian="bold" style:font-style-complex="normal" style:font-weight-complex="bold"/>
    </style:style>
    <style:style style:name="P132" style:family="paragraph" style:parent-style-name="Standard">
      <style:text-properties fo:font-style="normal" fo:font-weight="bold" officeooo:rsid="0060a45c" officeooo:paragraph-rsid="0060a45c" style:font-style-asian="normal" style:font-weight-asian="bold" style:font-style-complex="normal" style:font-weight-complex="bold"/>
    </style:style>
    <style:style style:name="P133" style:family="paragraph" style:parent-style-name="Standard">
      <style:text-properties fo:font-style="normal" fo:font-weight="bold" officeooo:rsid="005aa3d8" officeooo:paragraph-rsid="005aa3d8" style:font-style-asian="normal" style:font-weight-asian="bold" style:font-style-complex="normal" style:font-weight-complex="bold"/>
    </style:style>
    <style:style style:name="P134" style:family="paragraph" style:parent-style-name="Standard">
      <style:text-properties fo:font-style="normal" fo:font-weight="bold" officeooo:rsid="005aa6d4" officeooo:paragraph-rsid="005aa6d4" style:font-style-asian="normal" style:font-weight-asian="bold" style:font-style-complex="normal" style:font-weight-complex="bold"/>
    </style:style>
    <style:style style:name="P135" style:family="paragraph" style:parent-style-name="Standard">
      <style:text-properties fo:font-style="normal" fo:font-weight="bold" officeooo:rsid="005d8134" officeooo:paragraph-rsid="005d8134" style:font-style-asian="normal" style:font-weight-asian="bold" style:font-style-complex="normal" style:font-weight-complex="bold"/>
    </style:style>
    <style:style style:name="P136" style:family="paragraph" style:parent-style-name="Standard">
      <style:text-properties fo:font-style="normal" fo:font-weight="bold" officeooo:rsid="0060a666" officeooo:paragraph-rsid="0060a666" style:font-style-asian="normal" style:font-weight-asian="bold" style:font-style-complex="normal" style:font-weight-complex="bold"/>
    </style:style>
    <style:style style:name="P137" style:family="paragraph" style:parent-style-name="Standard">
      <style:text-properties fo:font-style="normal" fo:font-weight="bold" officeooo:rsid="0061b060" officeooo:paragraph-rsid="0061b060" style:font-style-asian="normal" style:font-weight-asian="bold" style:font-style-complex="normal" style:font-weight-complex="bold"/>
    </style:style>
    <style:style style:name="P138" style:family="paragraph" style:parent-style-name="Standard">
      <style:text-properties fo:font-style="normal" style:text-underline-style="none" fo:font-weight="bold" officeooo:rsid="005c269b" officeooo:paragraph-rsid="005c269b" style:font-style-asian="normal" style:font-weight-asian="bold" style:font-style-complex="normal" style:font-weight-complex="bold"/>
    </style:style>
    <style:style style:name="P139" style:family="paragraph" style:parent-style-name="Standard">
      <style:text-properties fo:font-style="normal" style:text-underline-style="none" fo:font-weight="normal" officeooo:rsid="005c269b" officeooo:paragraph-rsid="005c269b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break-before="page"/>
      <style:text-properties fo:font-weight="bold" officeooo:rsid="0013293a" officeooo:paragraph-rsid="0013293a" style:font-weight-asian="bold" style:font-weight-complex="bold"/>
    </style:style>
    <style:style style:name="P141" style:family="paragraph" style:parent-style-name="Standard">
      <style:paragraph-properties fo:break-before="page"/>
      <style:text-properties fo:font-style="normal" fo:font-weight="bold" officeooo:rsid="001ae292" officeooo:paragraph-rsid="001ae292" style:font-style-asian="normal" style:font-weight-asian="bold" style:font-style-complex="normal" style:font-weight-complex="bold"/>
    </style:style>
    <style:style style:name="P142" style:family="paragraph" style:parent-style-name="Standard">
      <style:paragraph-properties fo:break-before="page"/>
      <style:text-properties fo:font-style="normal" fo:font-weight="bold" officeooo:rsid="001d562b" officeooo:paragraph-rsid="001d562b" style:font-style-asian="normal" style:font-weight-asian="bold" style:font-style-complex="normal" style:font-weight-complex="bold"/>
    </style:style>
    <style:style style:name="P143" style:family="paragraph" style:parent-style-name="Standard">
      <style:paragraph-properties fo:break-before="page"/>
      <style:text-properties fo:font-style="normal" fo:font-weight="bold" officeooo:rsid="001d7c25" officeooo:paragraph-rsid="001d7c25" style:font-style-asian="normal" style:font-weight-asian="bold" style:font-style-complex="normal" style:font-weight-complex="bold"/>
    </style:style>
    <style:style style:name="P144" style:family="paragraph" style:parent-style-name="Standard">
      <style:paragraph-properties fo:break-before="page"/>
      <style:text-properties fo:font-style="normal" fo:font-weight="bold" officeooo:rsid="0027a4ab" officeooo:paragraph-rsid="0027a4ab" style:font-style-asian="normal" style:font-weight-asian="bold" style:font-style-complex="normal" style:font-weight-complex="bold"/>
    </style:style>
    <style:style style:name="P145" style:family="paragraph" style:parent-style-name="Standard">
      <style:paragraph-properties fo:break-before="page"/>
      <style:text-properties fo:font-style="normal" fo:font-weight="bold" officeooo:rsid="002c9536" officeooo:paragraph-rsid="002c9536" style:font-style-asian="normal" style:font-weight-asian="bold" style:font-style-complex="normal" style:font-weight-complex="bold"/>
    </style:style>
    <style:style style:name="P146" style:family="paragraph" style:parent-style-name="Standard">
      <style:paragraph-properties fo:break-before="page"/>
      <style:text-properties fo:font-style="normal" fo:font-weight="bold" officeooo:rsid="002e2ffd" officeooo:paragraph-rsid="002e2ffd" style:font-style-asian="normal" style:font-weight-asian="bold" style:font-style-complex="normal" style:font-weight-complex="bold"/>
    </style:style>
    <style:style style:name="P147" style:family="paragraph" style:parent-style-name="Standard">
      <style:paragraph-properties fo:break-before="page"/>
      <style:text-properties fo:font-style="normal" fo:font-weight="bold" officeooo:rsid="00333625" officeooo:paragraph-rsid="00333625" style:font-style-asian="normal" style:font-weight-asian="bold" style:font-style-complex="normal" style:font-weight-complex="bold"/>
    </style:style>
    <style:style style:name="P148" style:family="paragraph" style:parent-style-name="Standard">
      <style:paragraph-properties fo:break-before="page"/>
      <style:text-properties fo:font-style="normal" fo:font-weight="bold" officeooo:rsid="0036c7ee" officeooo:paragraph-rsid="0036c7ee" style:font-style-asian="normal" style:font-weight-asian="bold" style:font-style-complex="normal" style:font-weight-complex="bold"/>
    </style:style>
    <style:style style:name="P149" style:family="paragraph" style:parent-style-name="Standard">
      <style:paragraph-properties fo:break-before="page"/>
      <style:text-properties fo:font-style="normal" fo:font-weight="bold" officeooo:rsid="00399c49" officeooo:paragraph-rsid="00399c49" style:font-style-asian="normal" style:font-weight-asian="bold" style:font-style-complex="normal" style:font-weight-complex="bold"/>
    </style:style>
    <style:style style:name="P150" style:family="paragraph" style:parent-style-name="Standard">
      <style:paragraph-properties fo:break-before="page"/>
      <style:text-properties fo:font-style="normal" fo:font-weight="bold" officeooo:rsid="002b8260" officeooo:paragraph-rsid="0036c7ee" style:font-style-asian="normal" style:font-weight-asian="bold" style:font-style-complex="normal" style:font-weight-complex="bold"/>
    </style:style>
    <style:style style:name="P151" style:family="paragraph" style:parent-style-name="Standard">
      <style:paragraph-properties fo:break-before="page"/>
      <style:text-properties fo:font-style="normal" fo:font-weight="bold" officeooo:rsid="00474bf6" officeooo:paragraph-rsid="00474bf6" style:font-style-asian="normal" style:font-weight-asian="bold" style:font-style-complex="normal" style:font-weight-complex="bold"/>
    </style:style>
    <style:style style:name="P152" style:family="paragraph" style:parent-style-name="Standard">
      <style:paragraph-properties fo:break-before="page"/>
      <style:text-properties fo:font-style="normal" fo:font-weight="bold" officeooo:rsid="0054d3f8" officeooo:paragraph-rsid="0054d3f8" style:font-style-asian="normal" style:font-weight-asian="bold" style:font-style-complex="normal" style:font-weight-complex="bold"/>
    </style:style>
    <style:style style:name="P153" style:family="paragraph" style:parent-style-name="Standard">
      <style:paragraph-properties fo:break-before="page"/>
      <style:text-properties fo:font-style="normal" fo:font-weight="bold" officeooo:rsid="0060a45c" officeooo:paragraph-rsid="0060a45c" style:font-style-asian="normal" style:font-weight-asian="bold" style:font-style-complex="normal" style:font-weight-complex="bold"/>
    </style:style>
    <style:style style:name="P154" style:family="paragraph" style:parent-style-name="Standard">
      <style:paragraph-properties fo:break-before="page"/>
      <style:text-properties fo:font-style="normal" fo:font-weight="bold" officeooo:rsid="0062f17a" officeooo:paragraph-rsid="0062f17a" style:font-style-asian="normal" style:font-weight-asian="bold" style:font-style-complex="normal" style:font-weight-complex="bold"/>
    </style:style>
    <style:style style:name="P155" style:family="paragraph" style:parent-style-name="Standard">
      <style:paragraph-properties fo:break-before="page"/>
      <style:text-properties fo:font-style="normal" fo:font-weight="bold" officeooo:rsid="005aa3d8" officeooo:paragraph-rsid="005aa3d8" style:font-style-asian="normal" style:font-weight-asian="bold" style:font-style-complex="normal" style:font-weight-complex="bold"/>
    </style:style>
    <style:style style:name="P156" style:family="paragraph" style:parent-style-name="Standard">
      <style:paragraph-properties fo:break-before="page"/>
      <style:text-properties fo:font-style="normal" style:text-underline-style="none" fo:font-weight="bold" officeooo:rsid="005c269b" officeooo:paragraph-rsid="005c269b" style:font-style-asian="normal" style:font-weight-asian="bold" style:font-style-complex="normal" style:font-weight-complex="bold"/>
    </style:style>
    <style:style style:name="P157" style:family="paragraph" style:parent-style-name="Standard">
      <style:paragraph-properties fo:break-before="page"/>
      <style:text-properties fo:font-style="italic" fo:font-weight="bold" officeooo:rsid="004da806" officeooo:paragraph-rsid="004da806" style:font-style-asian="italic" style:font-weight-asian="bold" style:font-style-complex="italic" style:font-weight-complex="bold"/>
    </style:style>
    <style:style style:name="P158" style:family="paragraph" style:parent-style-name="Standard">
      <style:paragraph-properties fo:break-before="page"/>
      <style:text-properties fo:font-style="italic" fo:font-weight="bold" officeooo:rsid="00517e0c" officeooo:paragraph-rsid="00517e0c" style:font-style-asian="italic" style:font-weight-asian="bold" style:font-style-complex="italic" style:font-weight-complex="bold"/>
    </style:style>
    <style:style style:name="P159" style:family="paragraph" style:parent-style-name="Text_20_body">
      <style:paragraph-properties fo:break-before="page"/>
      <style:text-properties fo:font-weight="normal" officeooo:rsid="006981de" officeooo:paragraph-rsid="006981de" style:font-weight-asian="normal" style:font-weight-complex="normal"/>
    </style:style>
    <style:style style:name="P16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fo:font-weight="bold" officeooo:rsid="00245a22" officeooo:paragraph-rsid="00245a22" style:font-style-asian="normal" style:font-weight-asian="bold" style:font-style-complex="normal" style:font-weight-complex="bold"/>
    </style:style>
    <style:style style:name="P16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fo:font-weight="bold" officeooo:rsid="00446d99" officeooo:paragraph-rsid="00446d99" style:font-style-asian="normal" style:font-weight-asian="bold" style:font-style-complex="normal" style:font-weight-complex="bold"/>
    </style:style>
    <style:style style:name="P16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fo:font-weight="normal" officeooo:rsid="0039f9c0" officeooo:paragraph-rsid="0039f9c0" style:font-style-asian="normal" style:font-weight-asian="normal" style:font-style-complex="normal" style:font-weight-complex="normal"/>
    </style:style>
    <style:style style:name="P16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fo:font-weight="normal" officeooo:rsid="0036c7ee" officeooo:paragraph-rsid="0036c7ee" style:font-style-asian="normal" style:font-weight-asian="normal" style:font-style-complex="normal" style:font-weight-complex="normal"/>
    </style:style>
    <style:style style:name="P16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fo:font-weight="normal" officeooo:rsid="00446d99" officeooo:paragraph-rsid="00446d99" style:font-style-asian="normal" style:font-weight-asian="normal" style:font-style-complex="normal" style:font-weight-complex="normal"/>
    </style:style>
    <style:style style:name="P16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fo:font-weight="normal" officeooo:rsid="005f1d51" officeooo:paragraph-rsid="005f1d51" style:font-style-asian="normal" style:font-weight-asian="normal" style:font-style-complex="normal" style:font-weight-complex="normal"/>
    </style:style>
    <style:style style:name="P16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fo:font-weight="normal" officeooo:rsid="005f4ec7" officeooo:paragraph-rsid="005f4ec7" style:font-style-asian="normal" style:font-weight-asian="normal" style:font-style-complex="normal" style:font-weight-complex="normal"/>
    </style:style>
    <style:style style:name="P16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fo:font-weight="bold" officeooo:rsid="004da806" officeooo:paragraph-rsid="004da806" style:font-style-asian="italic" style:font-weight-asian="bold" style:font-style-complex="italic" style:font-weight-complex="bold"/>
    </style:style>
    <style:style style:name="P16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fo:font-weight="normal" officeooo:rsid="004da806" officeooo:paragraph-rsid="004da806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fo:font-weight="normal" officeooo:rsid="005f4ec7" officeooo:paragraph-rsid="005f4ec7" style:font-style-asian="italic" style:font-weight-asian="normal" style:font-style-complex="italic" style:font-weight-complex="normal"/>
    </style:style>
    <style:style style:name="P170" style:family="paragraph" style:parent-style-name="Text_20_body">
      <style:text-properties fo:font-weight="normal" officeooo:rsid="0068c873" officeooo:paragraph-rsid="0068c873" style:font-weight-asian="normal" style:font-weight-complex="normal"/>
    </style:style>
    <style:style style:name="P171" style:family="paragraph" style:parent-style-name="Text_20_body">
      <style:text-properties fo:font-weight="normal" officeooo:rsid="006981de" officeooo:paragraph-rsid="006981de" style:font-weight-asian="normal" style:font-weight-complex="normal"/>
    </style:style>
    <style:style style:name="P172" style:family="paragraph" style:parent-style-name="Text_20_body">
      <style:text-properties fo:font-weight="normal" officeooo:rsid="006a8f4d" officeooo:paragraph-rsid="006a8f4d" style:font-weight-asian="normal" style:font-weight-complex="normal"/>
    </style:style>
    <style:style style:name="P173" style:family="paragraph" style:parent-style-name="Text_20_body">
      <style:text-properties fo:font-weight="bold" officeooo:rsid="0068ab96" officeooo:paragraph-rsid="0068ab96" style:font-weight-asian="bold" style:font-weight-complex="bold"/>
    </style:style>
    <style:style style:name="P174" style:family="paragraph" style:parent-style-name="Text_20_body">
      <style:text-properties fo:font-weight="normal" officeooo:rsid="0068ab96" officeooo:paragraph-rsid="0068ab96" style:font-weight-asian="normal" style:font-weight-complex="normal"/>
    </style:style>
    <style:style style:name="P175" style:family="paragraph" style:parent-style-name="Text_20_body">
      <style:text-properties style:text-underline-style="none" fo:font-weight="normal" officeooo:rsid="006981de" officeooo:paragraph-rsid="006981de" style:font-weight-asian="normal" style:font-weight-complex="normal"/>
    </style:style>
    <style:style style:name="P176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officeooo:rsid="000e1c0c"/>
    </style:style>
    <style:style style:name="T2" style:family="text">
      <style:text-properties officeooo:rsid="000fbcc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bcc0" style:font-weight-asian="bold" style:font-weight-complex="bold"/>
    </style:style>
    <style:style style:name="T5" style:family="text">
      <style:text-properties fo:font-weight="bold" officeooo:rsid="001a946d" style:font-weight-asian="bold" style:font-weight-complex="bold"/>
    </style:style>
    <style:style style:name="T6" style:family="text">
      <style:text-properties fo:font-weight="bold" officeooo:rsid="003a5547" style:font-weight-asian="bold" style:font-weight-complex="bold"/>
    </style:style>
    <style:style style:name="T7" style:family="text">
      <style:text-properties fo:font-weight="bold" officeooo:rsid="00474bf6" style:font-weight-asian="bold" style:font-weight-complex="bold"/>
    </style:style>
    <style:style style:name="T8" style:family="text">
      <style:text-properties fo:font-weight="bold" officeooo:rsid="004da806" style:font-weight-asian="bold" style:font-weight-complex="bold"/>
    </style:style>
    <style:style style:name="T9" style:family="text">
      <style:text-properties fo:font-weight="bold" officeooo:rsid="004fbbf4" style:font-weight-asian="bold" style:font-weight-complex="bold"/>
    </style:style>
    <style:style style:name="T10" style:family="text">
      <style:text-properties fo:font-weight="bold" officeooo:rsid="005d8134" style:font-weight-asian="bold" style:font-weight-complex="bold"/>
    </style:style>
    <style:style style:name="T11" style:family="text">
      <style:text-properties fo:font-weight="bold" officeooo:rsid="0060a666" style:font-weight-asian="bold" style:font-weight-complex="bold"/>
    </style:style>
    <style:style style:name="T12" style:family="text">
      <style:text-properties officeooo:rsid="00147d95"/>
    </style:style>
    <style:style style:name="T13" style:family="text">
      <style:text-properties officeooo:rsid="0016666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0b4bc" style:font-weight-asian="normal" style:font-weight-complex="normal"/>
    </style:style>
    <style:style style:name="T16" style:family="text">
      <style:text-properties fo:font-weight="normal" officeooo:rsid="002af61c" style:font-weight-asian="normal" style:font-weight-complex="normal"/>
    </style:style>
    <style:style style:name="T17" style:family="text">
      <style:text-properties fo:font-weight="normal" officeooo:rsid="0034dd3d" style:font-weight-asian="normal" style:font-weight-complex="normal"/>
    </style:style>
    <style:style style:name="T18" style:family="text">
      <style:text-properties fo:font-weight="normal" officeooo:rsid="004cf1a4" style:font-weight-asian="normal" style:font-weight-complex="normal"/>
    </style:style>
    <style:style style:name="T19" style:family="text">
      <style:text-properties fo:font-weight="normal" officeooo:rsid="0057ef75" style:font-weight-asian="normal" style:font-weight-complex="normal"/>
    </style:style>
    <style:style style:name="T20" style:family="text">
      <style:text-properties officeooo:rsid="001713ed"/>
    </style:style>
    <style:style style:name="T21" style:family="text">
      <style:text-properties officeooo:rsid="001a946d"/>
    </style:style>
    <style:style style:name="T22" style:family="text">
      <style:text-properties officeooo:rsid="001c034b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b8260" style:font-style-asian="italic" style:font-style-complex="italic"/>
    </style:style>
    <style:style style:name="T25" style:family="text">
      <style:text-properties fo:font-style="italic" officeooo:rsid="00474bf6" style:font-style-asian="italic" style:font-style-complex="italic"/>
    </style:style>
    <style:style style:name="T26" style:family="text">
      <style:text-properties fo:font-style="italic" officeooo:rsid="004a5f97" style:font-style-asian="italic" style:font-style-complex="italic"/>
    </style:style>
    <style:style style:name="T27" style:family="text">
      <style:text-properties fo:font-style="italic" officeooo:rsid="0064a245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officeooo:rsid="001f53e8"/>
    </style:style>
    <style:style style:name="T30" style:family="text">
      <style:text-properties officeooo:rsid="0020b4bc"/>
    </style:style>
    <style:style style:name="T31" style:family="text">
      <style:text-properties officeooo:rsid="0024617a"/>
    </style:style>
    <style:style style:name="T32" style:family="text">
      <style:text-properties officeooo:rsid="002b8260"/>
    </style:style>
    <style:style style:name="T33" style:family="text">
      <style:text-properties officeooo:rsid="002e2ffd"/>
    </style:style>
    <style:style style:name="T34" style:family="text">
      <style:text-properties officeooo:rsid="0034dd3d"/>
    </style:style>
    <style:style style:name="T35" style:family="text">
      <style:text-properties officeooo:rsid="00388cf1"/>
    </style:style>
    <style:style style:name="T36" style:family="text">
      <style:text-properties officeooo:rsid="0042c66f"/>
    </style:style>
    <style:style style:name="T37" style:family="text">
      <style:text-properties officeooo:rsid="00474bf6"/>
    </style:style>
    <style:style style:name="T38" style:family="text">
      <style:text-properties officeooo:rsid="00479271"/>
    </style:style>
    <style:style style:name="T39" style:family="text">
      <style:text-properties officeooo:rsid="004844b2"/>
    </style:style>
    <style:style style:name="T40" style:family="text">
      <style:text-properties officeooo:rsid="004a5f97"/>
    </style:style>
    <style:style style:name="T41" style:family="text">
      <style:text-properties officeooo:rsid="004cf1a4"/>
    </style:style>
    <style:style style:name="T42" style:family="text">
      <style:text-properties officeooo:rsid="004da806"/>
    </style:style>
    <style:style style:name="T43" style:family="text">
      <style:text-properties officeooo:rsid="004fbbf4"/>
    </style:style>
    <style:style style:name="T44" style:family="text">
      <style:text-properties officeooo:rsid="0051c4b6"/>
    </style:style>
    <style:style style:name="T45" style:family="text">
      <style:text-properties officeooo:rsid="0054d3f8"/>
    </style:style>
    <style:style style:name="T46" style:family="text">
      <style:text-properties officeooo:rsid="00558247"/>
    </style:style>
    <style:style style:name="T47" style:family="text">
      <style:text-properties officeooo:rsid="005aa3d8"/>
    </style:style>
    <style:style style:name="T48" style:family="text">
      <style:text-properties officeooo:rsid="0061b060"/>
    </style:style>
    <style:style style:name="T49" style:family="text">
      <style:text-properties officeooo:rsid="006353d4"/>
    </style:style>
    <style:style style:name="T50" style:family="text">
      <style:text-properties officeooo:rsid="0063951d"/>
    </style:style>
    <style:style style:name="T51" style:family="text">
      <style:text-properties officeooo:rsid="0068c873"/>
    </style:style>
    <style:style style:name="T5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장</text:p>
      <text:p text:style-name="P1">Kenel – memory resident (OS)</text:p>
      <text:p text:style-name="P1">Utility (Command) – disk resident에 있는 나머지 것들 → 필요할 때만 메모리에 올라옴</text:p>
      <text:p text:style-name="P1">Shell - 교통 정리 &lt;Job Control&gt; - 특수한 형태의 Utility. “넌 이때 올라오고, 넌 내려가~”</text:p>
      <text:p text:style-name="P1">File – Sequence of Bytes</text:p>
      <text:p text:style-name="P1"/>
      <text:p text:style-name="P2">Linux – Multiuser → </text:p>
      <text:p text:style-name="P2">1. 자원 이용 최소화 → CUI</text:p>
      <text:p text:style-name="P2">2. Protection &lt;Prevention&gt;<text:line-break/> How? I/O를 막음 → 커널에 요청해서 I/O 처리 == “시스템 콜”</text:p>
      <text:p text:style-name="P2">→ <text:span text:style-name="T1">CPU에 Mode 비트 추가: →” Kernel Mode, User Mode “ <text:s/>나타냄</text:span></text:p>
      <text:p text:style-name="P3"/>
      <text:p text:style-name="P4">그리고, User-Mode에서는 I/O 등과 같은 Instruction은 불가 (특수한 op-code, operands)</text:p>
      <text:p text:style-name="P4"><text:tab/>Kernel-Model에서는 모두 가능</text:p>
      <text:p text:style-name="P4">Mode 비트 확인 후 MMU(Memory Management Unit)가 통제 &lt;주소 확인&gt;</text:p>
      <text:p text:style-name="P4">&lt;”공항에서의 보안 검색”&gt;</text:p>
      <text:p text:style-name="P4"/>
      <text:p text:style-name="P5">read, write 호출 시?</text:p>
      <text:p text:style-name="P5">Source 코드에는 존재하지만, 컴파일 시(gcc→<text:span text:style-name="T2"> a.out)</text:span> 사라지고 chmodk 호출&lt;&gt;</text:p>
      <text:p text:style-name="P5">“<text:span text:style-name="T4">c</text:span><text:span text:style-name="T3">hmodk</text:span> (change mode to kernel)”</text:p>
      <text:p text:style-name="P5">trap → <text:s/>(커널모드로 진입) → <text:span text:style-name="T2">permission check </text:span></text:p>
      <text:p text:style-name="P5">따라서, <text:span text:style-name="T2">kernel은 항상 memory resident해야함</text:span></text:p>
      <text:p text:style-name="P5"/>
      <text:p text:style-name="P6">따라서, 프로그램은 user-mode, kernel-mode 반복</text:p>
      <text:p text:style-name="P6">+ user-stack, kernel-stack이 필요함을 알 수 있다.</text:p>
      <text:p text:style-name="P6"/>
      <text:p text:style-name="P6">Man</text:p>
      <text:p text:style-name="P6">1. utility</text:p>
      <text:p text:style-name="P6">2. system call</text:p>
      <text:p text:style-name="P6">3. library function</text:p>
      <text:p text:style-name="P2"/>
      <text:p text:style-name="P2"/>
      <text:p text:style-name="P2"/>
      <text:p text:style-name="P2"/>
      <text:p text:style-name="P2"/>
      <text:p text:style-name="P140">2장</text:p>
      <text:p text:style-name="P7">시스템 콜 (System Call)</text:p>
      <text:p text:style-name="P8">“ex) scanf, getc, gets 등, library function은 많아도, read system call은 하나”</text:p>
      <text:p text:style-name="P8"/>
      <text:p text:style-name="P8">“System Call wrapper routine” &lt;System Call Interface&gt;</text:p>
      <text:p text:style-name="P8"/>
      <text:p text:style-name="P9">컴파일러<text:span text:style-name="T3">(“lib→write(2)→</text:span> <text:span text:style-name="T3">“sys_call #”: <text:s/>&lt;sys_call table 확인&gt; :) runtime </text:span><text:s/>→ trap”</text:p>
      <text:p text:style-name="P9">따라서, 컴파일러가 달라지면, sys_call# 이 달라지므로 실행 X</text:p>
      <text:p text:style-name="P9">“즉 system call number : Archtecture Dependent”</text:p>
      <text:p text:style-name="P10">tip: 리눅스에서는 모든 시스템콜 형태 sys_*</text:p>
      <text:p text:style-name="P10"/>
      <text:p text:style-name="P44">이때, kernel 에서 I/O등의 처리를 하려면, user.out에서 정보를 가져와야 함</text:p>
      <text:p text:style-name="P44">: kernel은 모든 메모리 영역을 접근 할 수 있다</text:p>
      <text:p text:style-name="P44"/>
      <text:p text:style-name="P99">→ kernel get_user, put_user등의 함수 존재</text:p>
      <text:p text:style-name="P33">&lt;지금까지 내가 한 것은, application program으로 library를 활용하여 system call를 사용헀던 방식, 하지만 거꾸로 device에서 다른 device로 정보를 보내는 등은 kernel program을 작성해야하는 경우도 있다&gt;</text:p>
      <text:p text:style-name="P10"/>
      <text:p text:style-name="P10">새로운 시스템 콜?</text:p>
      <text:p text:style-name="P10">→ 단점이 더 많이 존재하므로, 만들지 않는 것을 추천</text:p>
      <text:p text:style-name="P10">: <text:span text:style-name="T12">platform dependent가 되기 때문</text:span></text:p>
      <text:p text:style-name="P10">그렇다면? <text:span text:style-name="T12">read(fd), write(fd), fd를 활용해서 system call을 사용하자</text:span></text:p>
      <text:p text:style-name="P33"/>
      <text:p text:style-name="P100">Process Management - 아주 중요</text:p>
      <text:p text:style-name="P45">PCB (Kernel에 존재) - 프로그램의 상태를 나타내는 자료구조 &lt;Process Control Block&gt; <text:span text:style-name="T13">= File</text:span></text:p>
      <text:p text:style-name="P46">“Cpu wait queue, CPU ready Queue “</text:p>
      <text:p text:style-name="P46"/>
      <text:p text:style-name="P46">Child Process</text:p>
      <text:p text:style-name="P46"/>
      <text:p text:style-name="P46">- Process</text:p>
      <text:p text:style-name="P46">- PCB</text:p>
      <text:p text:style-name="P46">- Kernel Stack</text:p>
      <text:p text:style-name="P47"/>
      <text:p text:style-name="P101">Creation 순서? </text:p>
      <text:p text:style-name="P47">1. PCB 공간 만들어주기 (내용은? Parent것 복사) (<text:span text:style-name="T29">OVERHEAD)</text:span></text:p>
      <text:p text:style-name="P47">2. Process가 올라올 Memory 공간 확보하기 <text:s/>( → Copy Parent Image. Why??? <text:span text:style-name="T29">(OVERHEAD)</text:span></text:p>
      <text:p text:style-name="P47">+<text:span text:style-name="T22">ready Queue에 넣음</text:span></text:p>
      <text:p text:style-name="P47">3. <text:s/>디스크에서 해당 Image 로드하기 </text:p>
      <text:p text:style-name="P48">=&gt; Step1,2 fork() <text:s text:c="2"/>: Parent와 똑같은 PCB, Image 생성</text:p>
      <text:p text:style-name="P48"><text:s text:c="7"/>Step 3,4 exec() : 새로운 프로그램 Load</text:p>
      <text:p text:style-name="P141">Process <text:span text:style-name="T20"><text:s/>– System Call</text:span></text:p>
      <text:p text:style-name="P102"><text:s/>fork(2)</text:p>
      <text:p text:style-name="P102">1번 콜하면 2번 돌아온다? (Call Once, Return Twice)</text:p>
      <text:p text:style-name="P102">한번은 parent, 한번은 child</text:p>
      <text:p text:style-name="P102"/>
      <text:p text:style-name="P48">fork() → Parent 와 같은 PCB를 가지는 Child 생성</text:p>
      <text:p text:style-name="P48"/>
      <text:p text:style-name="P48">“fork()가 리턴하면 parent 실행 중, ready state에 있는 Child 가 CPU를 점유하게 되면</text:p>
      <text:p text:style-name="P48">parent가 준 PCB에 의해서 CPU state vector를 참조하게 되어 (PC) parent가 fork를 한 장소에서 시작하게 되는 것 (Return Address등을 참조)”</text:p>
      <text:p text:style-name="P49"/>
      <text:p text:style-name="P103">exec(2)</text:p>
      <text:p text:style-name="P103"><text:span text:style-name="T14">“exec(), child의 복사한 parent Image 위에다</text:span><text:span text:style-name="T15">가</text:span><text:span text:style-name="T14"> 새로운 프로그램 overwrite</text:span>”</text:p>
      <text:p text:style-name="P49"/>
      <text:p text:style-name="P103">wait(2)</text:p>
      <text:p text:style-name="P49">자기를 부른 process를 block 시킨다(<text:span text:style-name="T21">Sleep)</text:span>. CPU를 뺏어버리고 다른 놈한테 줘버림 (<text:span text:style-name="T21">Preempt)</text:span></text:p>
      <text:p text:style-name="P49">“→ 언제까지 자(<text:span text:style-name="T21">Sleep)</text:span>? <text:span text:style-name="T21">child가 끝날 때 까지 </text:span><text:span text:style-name="T5">exit(2)</text:span><text:span text:style-name="T21">”→ </text:span></text:p>
      <text:p text:style-name="P50"><text:span text:style-name="T5">exit()</text:span><text:span text:style-name="T21"> </text:span>신호가 오면 <text:span text:style-name="T21">process를 ready queue에 넣음.</text:span></text:p>
      <text:p text:style-name="P50">: “<text:span text:style-name="T21">parent는 child가 일이 끝날 때까지 기다린게 됨”</text:span></text:p>
      <text:p text:style-name="P50"/>
      <text:p text:style-name="P104">exit()</text:p>
      <text:p text:style-name="P104">-<text:span text:style-name="T14"> parent에게 끝났음을 알림, + 자원 반납</text:span></text:p>
      <text:p text:style-name="P51">“난 exit()를 쓴적이 없는데? 컴파일러가 컴파일링 과정에서 프로그램 종료점에 가면 exit()을 실행하도록 binary file로 만들어놓음”</text:p>
      <text:p text:style-name="P51"/>
      <text:p text:style-name="P54"><text:span text:style-name="T3">Stack</text:span>과 함께 이해해보자!</text:p>
      <text:p text:style-name="P15">“parent가 wait()하면 → 커널 내부 함수인 context switch가 일어나고, 현재 자신의 상황을 PCB에 저장(stack)-→ Child 가 실행되다가Child가 exit을 하면context_switch가 일어나고, CPU가 parent에게 가면, parent의 직전 상황인 wait()으로 돌아가게 되는구나!”</text:p>
      <text:p text:style-name="P14"/>
      <text:p text:style-name="P105">Context Switch – CPU &amp; PCB</text:p>
      <text:p text:style-name="P52">wait(2)? → PCB에 상태 저장</text:p>
      <text:p text:style-name="P52">→ Kernel안에 있는 ready Queue에서 기다리는 process 가져오기 (PCB)</text:p>
      <text:p text:style-name="P52">→ 실행</text:p>
      <text:p text:style-name="P52"/>
      <text:p text:style-name="P52">schedule() <text:s/>- <text:span text:style-name="T30">context_switch</text:span></text:p>
      <text:p text:style-name="P52">→ 커널 내부 함수 (Kernel Internal Function)으로 커널 외부에서 Call X ← → System Call</text:p>
      <text:p text:style-name="P11">CPU의 인자가 바뀔 때 마다 불리게 되겠구나, read, wait, exec 등… </text:p>
      <text:p text:style-name="P11"/>
      <text:p text:style-name="P11"/>
      <text:p text:style-name="P142">Process</text:p>
      <text:p text:style-name="P53">Process Context?</text:p>
      <text:p text:style-name="P106">[1] User-Space</text:p>
      <text:p text:style-name="P53">- text / data / bss / heap / stack</text:p>
      <text:p text:style-name="P53"/>
      <text:p text:style-name="P53">공간이 컴파일 타임에 주어지냐, 로딩 타임에 주어질 때 달라짐</text:p>
      <text:p text:style-name="P12">data - 초기화 된 값</text:p>
      <text:p text:style-name="P12">bss - 초기화되지 않은 값</text:p>
      <text:p text:style-name="P106">[2] Kernel Space</text:p>
      <text:p text:style-name="P53"><text:s/>-pcb/stack</text:p>
      <text:p text:style-name="P106">[3] HW</text:p>
      <text:p text:style-name="P106">-<text:span text:style-name="T14">state vector (PC, SP, flags, reg0)</text:span></text:p>
      <text:p text:style-name="P106"/>
      <text:p text:style-name="P106">Daemon (Server) Process <text:s/>– software 개념</text:p>
      <text:p text:style-name="P53">특징. a.out 역시 파일</text:p>
      <text:p text:style-name="P12">“booting 타임에 실행”</text:p>
      <text:p text:style-name="P12">“요청 들어오면 수행, 나머지 sleep” </text:p>
      <text:p text:style-name="P12">ex ) network, printing</text:p>
      <text:p text:style-name="P12"/>
      <text:p text:style-name="P13">http<text:span text:style-name="T3">d</text:span> (web-server), ftp<text:span text:style-name="T3">d … *d</text:span></text:p>
      <text:p text:style-name="P143">Linux PCB</text:p>
      <text:p text:style-name="P108"/>
      <text:p text:style-name="P107">PCB <text:span text:style-name="T14">하나의 PCB에 모든 정보 담으면 너무 커지니까, 여러 개의 struct로 나눠 넣어놓음</text:span></text:p>
      <text:p text:style-name="P55">리눅스에선 6토막~</text:p>
      <text:p text:style-name="P54">{task_struct, files, fs, tty, mm ,signals}</text:p>
      <text:p text:style-name="P54">왜? 나눴을까?</text:p>
      <text:p text:style-name="P54"/>
      <text:p text:style-name="P107">COPY 할 때 너무 많으니까, 필요한 것만 copy 하기 위해, 즉 필요한것은 공유!</text:p>
      <text:p text:style-name="P34">Light-Weight Creation</text:p>
      <text:p text:style-name="P16"/>
      <text:p text:style-name="P16">→ <text:span text:style-name="T3">Clone () </text:span></text:p>
      <text:p text:style-name="P56">clone(10101) 등 필요한 것만 Copy</text:p>
      <text:p text:style-name="P56">fork <text:s/>= clone(11111)</text:p>
      <text:p text:style-name="P57"/>
      <text:p text:style-name="P58">Overhead 두 가지</text:p>
      <text:p text:style-name="P58">1. PCB Copy</text:p>
      <text:p text:style-name="P58">2. Image Copy</text:p>
      <text:p text:style-name="P58"/>
      <text:p text:style-name="P58">Image Copy &gt; PCB Copy → Overhead 정보</text:p>
      <text:p text:style-name="P109">그래서, 나온 것이 Page Mapping Table <text:s/><text:span text:style-name="T31">(Page Table)</text:span>만 Copy해오자!</text:p>
      <text:p text:style-name="P109"/>
      <text:p text:style-name="P58">그때, Write까지 해버리면? → <text:span text:style-name="T3">Copy On Write (COW)</text:span></text:p>
      <text:p text:style-name="P160"/>
      <text:p text:style-name="P110"/>
      <text:p text:style-name="P110">Key Point</text:p>
      <text:p text:style-name="P111"/>
      <text:p text:style-name="P59"><text:span text:style-name="T3">하지만</text:span>!!!</text:p>
      <text:p text:style-name="P59"><text:tab/>Parent에서는 COW 가 많이 일어나게 됨</text:p>
      <text:p text:style-name="P59">→ 보통 exec를 하는 child한테는 낭비<text:tab/></text:p>
      <text:p text:style-name="P59"/>
      <text:p text:style-name="P59">그래서 <text:s/>리눅스에서는 fork가 일어나면 child의 우선순위를 높임으로써,</text:p>
      <text:p text:style-name="P59">Child 프로세스가 fork 실행 직후 parent 보다 먼저 실행하게 됨</text:p>
      <text:p text:style-name="P59">그 후, Child가 Exec한다면, Parent는 Write작업을 해도 COW를 하지 않아도 된다.</text:p>
      <text:p text:style-name="P60">&lt;Child → exec 시 → signal을 보냄으로써, COW를 하지 않아도 됨을 알린다&gt;</text:p>
      <text:p text:style-name="P61">“근데, 왜 내 컴퓨터에서는 <text:s/>Parent가 먼저 불릴까?</text:p>
      <text:p text:style-name="P61">아마, fork를 호출해도 내부에선 알아서 Clone으로 인식하기 때문에 Copy On Write을 하기 위해 우선순위를 높이는 일을 하지 않아서 순서대로 parent부터 불리는것이 아닐까란 생각을 하게 됨”</text:p>
      <text:p text:style-name="P144">Kernel Thread =: <text:span text:style-name="T16">&lt;Server, Daemon&gt;</text:span></text:p>
      <text:p text:style-name="P64">커널도 System Call을 함</text:p>
      <text:p text:style-name="P64">프로세스 → 스레드 생성</text:p>
      <text:p text:style-name="P64">→ 각자의 Stack을 가지게 됨-→ 각자의 PC(Program Counter) , 각자 다른 함수를 실행할 수 이씅ㅁ</text:p>
      <text:p text:style-name="P62">: 커널 프로세스가 clone → LWP 만들어주고 kernel code를 실행</text:p>
      <text:p text:style-name="P62">page fault daemon , web-server daemon 등이 다 Kernel Thread</text:p>
      <text:p text:style-name="P62"/>
      <text:p text:style-name="P65">PCB만 남은 상태 : Zombie State</text:p>
      <text:p text:style-name="P63"><text:tab/><text:span text:style-name="T32">&lt;왜, Zombie State를 남겨둘까? 기록들 확인 등, 이전에 무슨 작업을 했었는지에 대한 파악을 위해, </text:span><text:span text:style-name="T24">혹시 나중에 복구를 위해서도 필요하지 않을까?&gt;</text:span></text:p>
      <text:p text:style-name="P25"/>
      <text:p text:style-name="P79"><text:span text:style-name="T24">t</text:span><text:span text:style-name="T23">hread_struct</text:span></text:p>
      <text:p text:style-name="P26">kernel_stack_pointer, sys_call_table, sys_call</text:p>
      <text:p text:style-name="P147"/>
      <text:p text:style-name="P66">프로세스가 CPU를 할당받으려면?</text:p>
      <text:p text:style-name="P66">1. Priority</text:p>
      <text:p text:style-name="P66">2. Remaining Time Slice</text:p>
      <text:p text:style-name="P66"/>
      <text:p text:style-name="P66"/>
      <text:p text:style-name="P66">Scheduling</text:p>
      <text:p text:style-name="P66">Priority에 따라 Ready Queue를 나누면, Scheduling 작업이 간편해지지 않을까</text:p>
      <text:p text:style-name="P66">Ready Queue를 두 가지로 나눔</text:p>
      <text:p text:style-name="P66">priority_array{</text:p>
      <text:p text:style-name="P66"><text:tab/>1. Boolean 값을 나타내는 bitmap</text:p>
      <text:p text:style-name="P66"><text:tab/>2. Pointer값의 Queue를 나타내는 queue</text:p>
      <text:p text:style-name="P66">}</text:p>
      <text:p text:style-name="P112">→ CPU마다 Ready Queue존재</text:p>
      <text:p text:style-name="P112"/>
      <text:p text:style-name="P113">2개가 존재할 수도 있음</text:p>
      <text:p text:style-name="P113">ex → <text:s/>Linux : Two Priority Arrays per CPU</text:p>
      <text:p text:style-name="P67">Expired Array + Active Array (번갈아 가면서 바뀜) {O(1) Scheduling}</text:p>
      <text:p text:style-name="P67"/>
      <text:p text:style-name="P145">Kernel Preemption</text:p>
      <text:p text:style-name="P113"/>
      <text:p text:style-name="P113">1. Mutual Exclusion &lt;-&gt;&lt;진짜 매우 중요함&gt;</text:p>
      <text:p text:style-name="P68">Lost update problem </text:p>
      <text:p text:style-name="P69">Kernel Mode일 때, CPU를 빼앗기면 mutual exclusion문제가 생길 수도 있음 &lt;Write 작업 등&gt;</text:p>
      <text:p text:style-name="P69">대응책!</text:p>
      <text:p text:style-name="P69">1. 예전 <text:span text:style-name="T33">UNI</text:span>X에서는… </text:p>
      <text:p text:style-name="P69">따라서, Linux에서는 Kernel모드일 때는 CPU를 건네주지 않음</text:p>
      <text:p text:style-name="P69">즉.&lt; NO PREEMPTION IN KERNEL &gt;, user-mode일 때는 CPU줄 수 있음.</text:p>
      <text:p text:style-name="P69"/>
      <text:p text:style-name="P70">2. 불합리한 경우가 많았음, 그래서… </text:p>
      <text:p text:style-name="P70"><text:s/>Global Variable → Critical Section일 때는 Lock을 거는 방식으로 발전함</text:p>
      <text:p text:style-name="P146">Scheduling &lt;Time and Time Management&gt;</text:p>
      <text:p text:style-name="P71"/>
      <text:p text:style-name="P71">1. Timer</text:p>
      <text:p text:style-name="P71">–정기적으로 CPU에 인터럽트</text:p>
      <text:p text:style-name="P71">2. Real-Time Clock (RTC) –</text:p>
      <text:p text:style-name="P71">non-volatile device - 항상 켜 있음 &lt;small battery&gt;</text:p>
      <text:p text:style-name="P71"/>
      <text:p text:style-name="P71">CPU할당 받으면 PCB에 있는 user-mode, 혹은 kernel mode counter를 증가시키고</text:p>
      <text:p text:style-name="P71">이를 통해 얼마나 CPU자원을 사용했는지 예측 가능한것임</text:p>
      <text:p text:style-name="P71">ex) time ls</text:p>
      <text:p text:style-name="P71"/>
      <text:p text:style-name="P69"/>
      <text:p text:style-name="P69"/>
      <text:p text:style-name="P150">인터럽트</text:p>
      <text:p text:style-name="P114"/>
      <text:p text:style-name="P114">Fetch → Decode → Execution → Read Data → Write Back</text:p>
      <text:p text:style-name="P114">Interrupt, PC +4</text:p>
      <text:p text:style-name="P114"/>
      <text:p text:style-name="P114">PIC <text:span text:style-name="T14">(Programmable Interrupt Controller) – Software</text:span></text:p>
      <text:p text:style-name="P77"/>
      <text:p text:style-name="P77">IMR(Interrupt Mask Register) <text:s/>==&gt; Masking 하는 것, 어떤 Interrupt는 받지 않도록</text:p>
      <text:p text:style-name="P77">IRR(Interrupt Request Register) </text:p>
      <text:p text:style-name="P77">Priority Register: 우선순위에 의해서 가장 우선순위가 높은 것을 처리</text:p>
      <text:p text:style-name="P114"><text:span text:style-name="T14">ISR (In Service Register) ==&gt; </text:span><text:span text:style-name="T34">Interrupt Vector</text:span></text:p>
      <text:p text:style-name="P114"><text:span text:style-name="T14">→ </text:span>INTR<text:span text:style-name="T14">(Interrupt Request) 인터럽트를 보내는 것</text:span></text:p>
      <text:p text:style-name="P114"><text:span text:style-name="T14">→</text:span><text:span text:style-name="T17"> ACK (인터럽트를 처리했다는 신호가 올 때까지는 나머지 PIC는 blocked 상태)</text:span></text:p>
      <text:p text:style-name="P77"/>
      <text:p text:style-name="P77"/>
      <text:p text:style-name="P77">멀티 프로세서에서의 인터럽트 핸들링</text:p>
      <text:p text:style-name="P73">SMP구조에서… </text:p>
      <text:p text:style-name="P78">Local APIC(Advanced PIC) - 각 CPU마다 존재 (With TIMER)</text:p>
      <text:p text:style-name="P78"><text:tab/>+</text:p>
      <text:p text:style-name="P78"><text:s text:c="6"/>multi APIC (모든 I/O 장치들 연결되어있음)</text:p>
      <text:p text:style-name="P78"/>
      <text:p text:style-name="P72">메모리 주소 (XXXXXXX) –&gt; CPU → MMU</text:p>
      <text:p text:style-name="P72">→ Low(High) 메모리</text:p>
      <text:p text:style-name="P72">→ <text:s/>High (Low) I/O 인터페이스</text:p>
      <text:p text:style-name="P163">I/O 인터페이스 구조 ==&gt; 각 I/O Device마다 존재</text:p>
      <text:p text:style-name="P72">address</text:p>
      <text:p text:style-name="P72">data <text:s/>= Register</text:p>
      <text:p text:style-name="P72">control(Read, Write, …) , status</text:p>
      <text:p text:style-name="P72">vendor id (회사 이름)</text:p>
      <text:p text:style-name="P72">device id</text:p>
      <text:p text:style-name="P163">interrupt line</text:p>
      <text:p text:style-name="P114"/>
      <text:p text:style-name="P115">SMP (Symmetric Multiprocessing)</text:p>
      <text:p text:style-name="P115"/>
      <text:p text:style-name="P115">CPU가 다 똑같음,,, 그럼 Interrupt가 왔을 땐 어느 CPU에 줘야하나?</text:p>
      <text:p text:style-name="P115">IRQ Distribution Algorithm</text:p>
      <text:p text:style-name="P72">-Static</text:p>
      <text:p text:style-name="P72">-Dynamic <text:s/>(우선순위에 의해서 CPU에게 할당)</text:p>
      <text:p text:style-name="P72">번갈아가면서 처리</text:p>
      <text:p text:style-name="P72">→<text:span text:style-name="T35"> Interleaved Execution → Mutual Exclusion 등의 문제가 생길 수 있음</text:span></text:p>
      <text:p text:style-name="P72"/>
      <text:p text:style-name="P148">Asymmetric Multiprocessing</text:p>
      <text:p text:style-name="P73">Master CPU에만 Local Memory 와 OS Kernel이 존재</text:p>
      <text:p text:style-name="P73"/>
      <text:p text:style-name="P73">그리고 여러개의 CPU (Slave CPU) → Shared memory에 접근</text:p>
      <text:p text:style-name="P73"/>
      <text:p text:style-name="P73">따라서, (I/O Instruction 등)System Call들을 하기 위해서는 Master CPU에 요청을 해야함</text:p>
      <text:p text:style-name="P73">따라서, I/O Device들은 Master CPU에만 PIC에 연결되어 있음</text:p>
      <text:p text:style-name="P73">→ 디자인이 쉽고, Mutual Exclusion등의 문제를 해결 할 수 있지만</text:p>
      <text:p text:style-name="P73">performance등이 별로! 따라서 최근에는 asymmetric 방식은 거의 사용X</text:p>
      <text:p text:style-name="P73"/>
      <text:p text:style-name="P149">Data Structure for Interrupt Handling</text:p>
      <text:p text:style-name="P117"/>
      <text:p text:style-name="P74">IRQ (Interrupt Request)</text:p>
      <text:p text:style-name="P74">한 라인에 여러개의 Device연결되어 있음 보통</text:p>
      <text:p text:style-name="P162">각 IRQ Line에는 irq_desc</text:p>
      <text:p text:style-name="P74">Status –</text:p>
      <text:p text:style-name="P74">( 1. 인터럽트 Enable,Disable </text:p>
      <text:p text:style-name="P74">2. 인터럽트 Waiting (인터럽트 X)</text:p>
      <text:p text:style-name="P74">3. 인터럽트 Pending (인터럽트 O 하지만 처리 X)</text:p>
      <text:p text:style-name="P162">4. 인터럽트 처리중)</text:p>
      <text:p text:style-name="P162">Handler – 어떤 PIC로부터 온건가 알려주는 변수</text:p>
      <text:p text:style-name="P162">LOCK - CPU가 여러개니까, irq_desc[]가 Shared되어야 하는데, mutual Exclusion을 위해 lock 변수 존재</text:p>
      <text:p text:style-name="P162">action – ISR (Interrupt Service Routing) - 그 IRQ Line에 있는 Device 중 어떤 Device에서 Interrupt? ==&gt; 따라서 <text:span text:style-name="T3">Linked List </text:span><text:span text:style-name="T6">(irqaction)</text:span>로 이루어져있음</text:p>
      <text:p text:style-name="P74"/>
      <text:p text:style-name="P74">여려개의 IRQ Line이 존재하므로 irq_desc[] (배열)로 이루어져 있음 </text:p>
      <text:p text:style-name="P74">이때 CPU가 여러개이므로 irq_desc[]는 공유변수</text:p>
      <text:p text:style-name="P74"/>
      <text:p text:style-name="P76">인터럽트 Function</text:p>
      <text:p text:style-name="P76">Assembler Code → C code (<text:span text:style-name="T3">do_IRQ(n)</text:span>)</text:p>
      <text:p text:style-name="P164">Hardware ( ex)NIC 저장</text:p>
      <text:p text:style-name="P119">TOP HALF( I/O Device,, Hardware 등이 interrupt 거는 것) <text:span text:style-name="T37">&lt;critical top half + non-critical top half (handle_IRQ(event)=</text:span><text:span text:style-name="T25">ISR</text:span><text:span text:style-name="T37">)</text:span></text:p>
      <text:p text:style-name="P119">-아주 급한일, 처리하는데 짧게 걸리는 것만 처리 </text:p>
      <text:p text:style-name="P121"/>
      <text:p text:style-name="P120">why?(PIC를 disabled 상태로 만듬-→ CPU 인터럽트 금지, 현재 프로세스 잠시 중단 등...)- -<text:span text:style-name="T37">critical top half</text:span></text:p>
      <text:p text:style-name="P118">do_IRQ(n)</text:p>
      <text:p text:style-name="P118"/>
      <text:p text:style-name="P35">irq – line # <text:s/>(8bit)</text:p>
      <text:p text:style-name="P35">desc - irq의 위치 – pointer arithmetic</text:p>
      <text:p text:style-name="P75"/>
      <text:p text:style-name="P80">“ACTION→ Linked LIST →SHARED VARIABLE</text:p>
      <text:p text:style-name="P80">따라서, 같은 IRQ_LINE으로부터 여러개의 INTERRUPT? 같은 cpu가 처리하는게 이득</text:p>
      <text:p text:style-name="P80">어차피 Mutual EXCLUSION에 의해 동시에 작동하는건 <text:s/>하나의 cpu만 일할 수 있다.</text:p>
      <text:p text:style-name="P80">따라서, 같은 irq_line에서 작업 중에 다른 interrupt가 오면, 지금 그 irq_line에서 일하고 있는 cpu에게 떠넘기고 다른 interrupt 신호 처리를 받을 준비를 한다. – <text:span text:style-name="T36">Pending Bit을 키고 끄고,~~~ IN_PROGRESS bit키고 끄고~~)</text:span></text:p>
      <text:p text:style-name="P80"><text:span text:style-name="T3">상태 바꾸는 동안 </text:span>==&gt; <text:span text:style-name="T37">Critical Section.</text:span><text:span text:style-name="T7"> Ack 보내기 전 상태이므로, 오래가면 안됨</text:span></text:p>
      <text:p text:style-name="P121"><text:soft-page-break/>(ACK가 오기전까진, PIC는 disabled 상태이므로 다른 device로부터 인터럽트 신호를 받지 못하게 됨)</text:p>
      <text:p text:style-name="P121">CPU할당도 못해주겠지-→ 낭비</text:p>
      <text:p text:style-name="P151"/>
      <text:p text:style-name="P121">Code: spin_lock(&amp;desc→lock)</text:p>
      <text:p text:style-name="P121">desc→handler→ack(irq)</text:p>
      <text:p text:style-name="P81"/>
      <text:p text:style-name="P18">non-critical section인 ISR중간에는 CPU 인터럽트 가능</text:p>
      <text:p text:style-name="P161">dp_IRQ의 경우 처리하는데 긴 시간이 걸리는 것은 다른 곳에서 처리해야함! <text:span text:style-name="T40">(ISR handler() 에서 비트로 처리해놓음 – </text:span><text:span text:style-name="T26">soft-irq pending bit</text:span><text:span text:style-name="T40">)</text:span>== <text:span text:style-name="T37">&gt;bottom half</text:span></text:p>
      <text:p text:style-name="P119">Bottom Half(Softirq, 소프트웨어에서) 에서 나머지 처리</text:p>
      <text:p text:style-name="P119">==&gt; Interrupt 끝</text:p>
      <text:p text:style-name="P119"/>
      <text:p text:style-name="P119">즉, <text:span text:style-name="T37">Hardware call → do_irq → do_softirq → interrupt 처리</text:span></text:p>
      <text:p text:style-name="P17"><text:s/>ex) 외부-→ NIC(Network Interface Card) &lt;I/O 인터페이스&gt;→ <text:s/>do_irq() 급한 것만 처리 <text:span text:style-name="T39">&lt;메모리 할당 및 복사(ISR)&gt;</text:span>→<text:span text:style-name="T38"> IP,TCP등 처리 = do_softirq</text:span></text:p>
      <text:p text:style-name="P116"/>
      <text:p text:style-name="P122"><text:s/>Bottom Halves <text:span text:style-name="T40">(Low Priority) &lt;do_softirq, tasklet, work_queue&gt;</text:span></text:p>
      <text:p text:style-name="P123">do_softirq</text:p>
      <text:p text:style-name="P82">작업들에 대한 유무 bit softirq_pending</text:p>
      <text:p text:style-name="P82">작업들에 대한 상세 정의 softirq_vec[]</text:p>
      <text:p text:style-name="P82">1대1대응</text:p>
      <text:p text:style-name="P82"/>
      <text:p text:style-name="P83">전체적인 작업 생각</text:p>
      <text:p text:style-name="P83">concurrent execution of softirq</text:p>
      <text:p text:style-name="P83">면밀한 작업 필요! 병행성 좋아질 수 있음</text:p>
      <text:p text:style-name="P83">이유?!</text:p>
      <text:p text:style-name="P83">- critical top half 가 끝난 후 non-critical top half 인 ISR을 할 때 → Soft_irq로 넘어가서 일을 할 때</text:p>
      <text:p text:style-name="P83">CPU 정의된 function실행 중, 같은 device로부터 인터럽트가 들어올 수 있음&lt;</text:p>
      <text:p text:style-name="P83">top-half에서 인터럽트 처리를 다 한 후 돌아온게 아니라, soft_irq bit을 설정하고 돌아와서 ack bit 및 상태들은 초기화 되어있음 , 따라서 다른 CPU가 같은 device로부터 들어온 인터럽트 처리 가능 ← → 간단한 작업이었으면 원래는, 같은 device로부터 들어온 것은 같은 cpu에게 넘겨줌 (Pending 비트 설정)&gt; </text:p>
      <text:p text:style-name="P83"/>
      <text:p text:style-name="P19">따라서, soft-irq작업을 할 경우, 여러개의 CPU가 같은 디바이스로부터 온 인터럽트를 동시에 처리할 수 있다</text:p>
      <text:p text:style-name="P19">하지만, 공유변수(<text:span text:style-name="T41">Global Variable)</text:span>들 같은 것에 있어서 면밀한 작업이 필요함 <text:span text:style-name="T41">&lt;Lock을 걸 경우 병행성 낮아짐&gt;</text:span></text:p>
      <text:p text:style-name="P19"/>
      <text:p text:style-name="P36">-: <text:span text:style-name="T41">tasklet (special type of softirq)</text:span></text:p>
      <text:p text:style-name="P36">-<text:span text:style-name="T41">(</text:span><text:span text:style-name="T18">여러 CPU 가 동시 접근 X)하도록 함</text:span></text:p>
      <text:p text:style-name="P20">To prevent concurrent execution of tasklet handlers → 함수마다 자료구조적으로LOCK 기능 제공</text:p>
      <text:p text:style-name="P20">→ Concurrency는 떨어지게 되지만 안전함</text:p>
      <text:p text:style-name="P20"/>
      <text:p text:style-name="P20"/>
      <text:p text:style-name="P37"><text:soft-page-break/>Work Queue &lt;:<text:span text:style-name="T42">Independent Program&gt;</text:span></text:p>
      <text:p text:style-name="P20"><text:s/><text:span text:style-name="T42">← → </text:span><text:span text:style-name="T8">softirq, tasklet </text:span><text:span text:style-name="T42">은 함수적인 작동이지만, work_queue에서는 프로그램별로 작동하는 것. 따라서 “main”으로 작동하는 것이라 생각하면 됨</text:span></text:p>
      <text:p text:style-name="P20"/>
      <text:p text:style-name="P20">내가 어느정도의 성능을 보여야하는지에 따라 구현 방식이 달라짐!</text:p>
      <text:p text:style-name="P21">Performance : Softirq &gt; Tasklet &gt; Work Queue</text:p>
      <text:p text:style-name="P21">Hardness : “”””</text:p>
      <text:p text:style-name="P21"><text:s text:c="2"/></text:p>
      <text:p text:style-name="P157">UNIX FILE SYSTEM</text:p>
      <text:p text:style-name="P167">그냥 파일 관리할 때 필요한 FCB에 담긴 meta-data</text:p>
      <text:p text:style-name="P38">-<text:span text:style-name="T14">owner</text:span></text:p>
      <text:p text:style-name="P21">-protection</text:p>
      <text:p text:style-name="P21">-device</text:p>
      <text:p text:style-name="P21">-content</text:p>
      <text:p text:style-name="P21">-device driver routines</text:p>
      <text:p text:style-name="P21">-accessing where now</text:p>
      <text:p text:style-name="P168">… </text:p>
      <text:p text:style-name="P21"/>
      <text:p text:style-name="P21">read (int <text:s/>fd, char *buf, size_t count);</text:p>
      <text:p text:style-name="P21">근데, 어디서부터 읽으란거야..???</text:p>
      <text:p text:style-name="P21">==&gt; offset* (accessing where now) → Sequential Access (implicit)</text:p>
      <text:p text:style-name="P21">그럼 random access는 어떻게?: lseek (offset에 임의의 값을 줄 수 있음)</text:p>
      <text:p text:style-name="P21">random access: lseek→ read → lseek → read</text:p>
      <text:p text:style-name="P21"/>
      <text:p text:style-name="P38">Allocation</text:p>
      <text:p text:style-name="P84">contiguous allocation variable size</text:p>
      <text:p text:style-name="P85">1. 조각조각…. External fragment (외부단편화) <text:s/><text:span text:style-name="T3">(공간적 손해, 시간적 이득! → 한번에 솨아아아악!)</text:span></text:p>
      <text:p text:style-name="P85">2. 어떻게 해결? 조각의 크기를 모두 같게! <text:span text:style-name="T3">공간적 이득, 시간적 손해 ( lseek → read 반복하겠지)</text:span></text:p>
      <text:p text:style-name="P124"/>
      <text:p text:style-name="P86"><text:span text:style-name="T3">open()</text:span> → 메타데이터만 올라옴 (한번에 올라오기엔 너무 큼)</text:p>
      <text:p text:style-name="P86">그리고 나서 나머지 조각들 그때 그때 올림</text:p>
      <text:p text:style-name="P86"/>
      <text:p text:style-name="P86">문제는 Share! 공유할 때. Meta-data를 수정할 때 생김</text:p>
      <text:p text:style-name="P86">따라서, 되도록이면 meta-data는 한 개만.. 그런데.. <text:span text:style-name="T43">meta-data중 같이 쓸 수 없는게 있다?? </text:span><text:span text:style-name="T9">off-set</text:span></text:p>
      <text:p text:style-name="P125">그래서 두 개로 나눔</text:p>
      <text:p text:style-name="P125">→ inode-struct (Systemwide→ 공유) – 파일당 하나</text:p>
      <text:p text:style-name="P125">→ file-struct (Offset : Private) – 프로세스 별 가능 <text:s/>(per process data)</text:p>
      <text:p text:style-name="P22">file-table → Inode-table를 가르키고 있겠구만… </text:p>
      <text:p text:style-name="P22"/>
      <text:p text:style-name="P23">inode 구조와, file 구조 한번 살펴보기</text:p>
      <text:p text:style-name="P23"/>
      <text:p text:style-name="P24">디스크에서는…</text:p>
      <text:p text:style-name="P39">inode 저장하는 부분 + 데이터 부분</text:p>
      <text:p text:style-name="P39">inode사이즈는 동일하겠지</text:p>
      <text:p text:style-name="P39"><text:span text:style-name="T14">inode</text:span>0, <text:span text:style-name="T14">inode</text:span>1<text:span text:style-name="T14">…</text:span> </text:p>
      <text:p text:style-name="P39">0,1 = inumber</text:p>
      <text:p text:style-name="P158">Device Switch Table <text:s/>차원 배열 devswtab[] <text:span text:style-name="T44">(사실은 연속적인 1차원 배열)</text:span></text:p>
      <text:p text:style-name="P24">Device 차원 + Operation()차원 → 각 위치가 가르키는것은, 그 일을 하는 함수의 위치 <text:span text:style-name="T45">(read, open, write 등등…) </text:span></text:p>
      <text:p text:style-name="P24"/>
      <text:p text:style-name="P40">Kernel Table</text:p>
      <text:p text:style-name="P40"/>
      <text:p text:style-name="P41">open(/a/b) – open(path)</text:p>
      <text:p text:style-name="P87">/ , a , b 모두 file</text:p>
      <text:p text:style-name="P87">/ : directory file =&gt; [file + inode]로 이루어져 있음</text:p>
      <text:p text:style-name="P87">→ file “a” 에 해당하는 inode를 찾아감</text:p>
      <text:p text:style-name="P87">a: directory file =&gt; b에 해당하는 inode찾아감</text:p>
      <text:p text:style-name="P87">따라서, b에 대한 inode를 가지고 있게 됨 → Inode-table [ / ,a , b]</text:p>
      <text:p text:style-name="P87">file-table(off-set등을 저장하고 있음)에서는 b를 가르키고 있는 포인터 존재 </text:p>
      <text:p text:style-name="P87"/>
      <text:p text:style-name="P87">그 후, user open file table의 fd(file descriptor) table을 따라 → file-table참조 → inode-table참조하여 파일을 open</text:p>
      <text:p text:style-name="P87"/>
      <text:p text:style-name="P87">fd-table(PCB에 존재: per process open file table) </text:p>
      <text:p text:style-name="P87"/>
      <text:p text:style-name="P128">read(fd)</text:p>
      <text:p text:style-name="P87">per-process open file table (fd) → file-table(off set) → inode-table → devswtab(device와 function에 따라 참조)</text:p>
      <text:p text:style-name="P87"/>
      <text:p text:style-name="P87">그래서, <text:span text:style-name="T46">read같은 경우는 process file table에 fd가 저장되어 있지 않게 되므로, open하기 전에는 읽을 수 없겠구나…</text:span></text:p>
      <text:p text:style-name="P88">만약, read할 때마다 path의 경로에 따라 움직이도록 하면? → 상당히 비효쥴적이게 됨 (open 의 과정을 반복해야하므로, disk-operation의 낭비)</text:p>
      <text:p text:style-name="P88"/>
      <text:p text:style-name="P128">close(fd)</text:p>
      <text:p text:style-name="P88">write(fd,… )</text:p>
      <text:p text:style-name="P27">따라서, path name이 필요한 경우는 open할 때 뿐이다~</text:p>
      <text:p text:style-name="P27"/>
      <text:p text:style-name="P87"/>
      <text:p text:style-name="P88"/>
      <text:p text:style-name="P87"/>
      <text:p text:style-name="P152">Balanced Tree</text:p>
      <text:p text:style-name="P89">B-tree of order m</text:p>
      <text:p text:style-name="P89">파일의 크기가 크다면, 여러개의 섹터를 관리해야함</text:p>
      <text:p text:style-name="P89">→ 트리구조로 관리</text:p>
      <text:p text:style-name="P89">:: inode에서는 master-index만 알고 있으면 됨</text:p>
      <text:p text:style-name="P89"/>
      <text:p text:style-name="P89"/>
      <text:p text:style-name="P129">System Calls for files</text:p>
      <text:p text:style-name="P89">create()</text:p>
      <text:p text:style-name="P89">open(), close()</text:p>
      <text:p text:style-name="P89">read(), write()</text:p>
      <text:p text:style-name="P89">lseek()</text:p>
      <text:p text:style-name="P89">stat() …..</text:p>
      <text:p text:style-name="P89"/>
      <text:p text:style-name="P89"/>
      <text:p text:style-name="P89">scanf, gets, getchar… 다 library function (I/O)</text:p>
      <text:p text:style-name="P89">→system call을 부를 수 밖에 없음</text:p>
      <text:p text:style-name="P89"/>
      <text:p text:style-name="P89"><text:span text:style-name="T3">read()</text:span> → scanf,getchar,gets..</text:p>
      <text:p text:style-name="P89"><text:tab/>→ fscanf, fgetc, fgets, fread… </text:p>
      <text:p text:style-name="P129">fd → <text:span text:style-name="T14">*FILE <text:s/></text:span><text:span text:style-name="T19">(LIBRARY겠구나..)</text:span></text:p>
      <text:p text:style-name="P97">struct FILE {</text:p>
      <text:p text:style-name="P97"><text:tab/>buffer,</text:p>
      <text:p text:style-name="P97"><text:tab/>count,</text:p>
      <text:p text:style-name="P97"><text:tab/>pointer,</text:p>
      <text:p text:style-name="P130"><text:tab/>file descriptor</text:p>
      <text:p text:style-name="P97">}</text:p>
      <text:p text:style-name="P90">getch<text:span text:style-name="T47">ar() 등 내부를 들여다보면, read를 어떻게 활용했는지 알 수 있음.</text:span></text:p>
      <text:p text:style-name="P91">ex) getchar(): 실제로는 한개의 char만 읽는것이 아니라, 여러개를 읽고 buffer에 저장.</text:p>
      <text:p text:style-name="P91">Why? <text:span text:style-name="T3">For Performance</text:span></text:p>
      <text:p text:style-name="P133"/>
      <text:p text:style-name="P91"><text:span text:style-name="T3">Library 는 System Call의 </text:span><text:span text:style-name="T28">Front-end</text:span><text:span text:style-name="T3"> <text:s/>For 최적화된 성능… (라이브러리와 시스템 콜간의 관계)</text:span></text:p>
      <text:p text:style-name="P133"/>
      <text:p text:style-name="P155">File-System in DISK</text:p>
      <text:p text:style-name="P91">Inode Space + Data Space</text:p>
      <text:p text:style-name="P133">+ superblock</text:p>
      <text:p text:style-name="P133"/>
      <text:p text:style-name="P133">Super Block에는…</text:p>
      <text:p text:style-name="P133">Global 정보 (Inode의 사이즈는 어떻게 되나? Data Space의 사이즈는 어떻게 되나? 등… )</text:p>
      <text:p text:style-name="P133">Free-Space 정보(Free Inode, Free Block의 head-pointer에 대한 정보 등… )</text:p>
      <text:p text:style-name="P133">등이 있음</text:p>
      <text:p text:style-name="P133"/>
      <text:p text:style-name="P134">File System</text:p>
      <text:p text:style-name="P92">Boot Block → SUPER BLOCK-→ INODE → DATA</text:p>
      <text:p text:style-name="P92"/>
      <text:p text:style-name="P92">Disk안에는 여러 개의 File-System 존재 가능</text:p>
      <text:p text:style-name="P92"/>
      <text:p text:style-name="P92">Windows에서는 C: , D<text:span text:style-name="T3">: </text:span>등이 file system을 나타냄</text:p>
      <text:p text:style-name="P92">UNIX(리눅스)는 모든것을 file로! 따라서,</text:p>
      <text:p text:style-name="P134">File System 사용하려면→ Mount 해줘야함 (mount() system call)</text:p>
      <text:p text:style-name="P134">mount (path1, path2, option)</text:p>
      <text:p text:style-name="P28">ex) device file system을 사용하기 위해서는 , (device 또한file로 취급하므로, disk안에 path가 존재)</text:p>
      <text:p text:style-name="P28">dev path를 적절한 곳에 mount 시켜줘야함</text:p>
      <text:p text:style-name="P28"/>
      <text:p text:style-name="P28"/>
      <text:p text:style-name="P156">Linux File System </text:p>
      <text:p text:style-name="P138">Virtual File System (VFS)</text:p>
      <text:p text:style-name="P139">항상, 리눅스를 하기 전에는 보통 <text:span text:style-name="T3">유닉스 </text:span>를 먼저 파악함</text:p>
      <text:p text:style-name="P139">복습:</text:p>
      <text:p text:style-name="P139">UNIX</text:p>
      <text:p text:style-name="P139">Bootblock</text:p>
      <text:p text:style-name="P139">SuperBlock (File System 전체에 대한 meta -data) <text:span text:style-name="T3">(Free list 등 관리 , how? Linked list?, bitmap?, tree? 회사마다 다름! </text:span><text:span text:style-name="T10">VFS,MS_DOS,…. </text:span><text:span text:style-name="T3">)</text:span></text:p>
      <text:p text:style-name="P139">Inode list (각각의 file에 대한 meta-data)</text:p>
      <text:p text:style-name="P139">Data Block</text:p>
      <text:p text:style-name="P134"><text:s/></text:p>
      <text:p text:style-name="P134"/>
      <text:p text:style-name="P135">다양한 file-system</text:p>
      <text:p text:style-name="P93">mount 할 때…</text:p>
      <text:p text:style-name="P93">pathname 이 File-System Type을 결정함</text:p>
      <text:p text:style-name="P93">ex) bin – LINUX… </text:p>
      <text:p text:style-name="P94"/>
      <text:p text:style-name="P131">VFS Layer (여러개의 file-system을 지원해주기 위해)</text:p>
      <text:p text:style-name="P94">ex) cp (copy) file한다고 했을 때, 다른 file-system을 나타낼 때 어떻게 같은 read, write 시스템 콜을 사용해서 cp를 할 수 있을까? → 상황에 맞게, 해주면 되지?</text:p>
      <text:p text:style-name="P94">==&gt; Virtual File System</text:p>
      <text:p text:style-name="P94"/>
      <text:p text:style-name="P165">VFS Layer (여러개의 file-system을 커버쳐주기 위해 abstract layer를 만들어준것)</text:p>
      <text:p text:style-name="P94"/>
      <text:p text:style-name="P94">– standard operation (read ,write),</text:p>
      <text:p text:style-name="P165">- standard data-structure (superblock object, inode object, file object, +<text:span text:style-name="T3">dentry object)</text:span></text:p>
      <text:p text:style-name="P166"><text:span text:style-name="T3">dentry object란? (directory entry)<text:line-break/></text:span><text:span text:style-name="T23">Path a/b/c/d/e등을 할 때<text:line-break/>/ inode 0<text:line-break/>a inode 1<text:line-break/>등을 저장해놓음 (왜? 특정 파일을 열기까지, 많은 I/O → 아까움, 자주 사용할 경우 )<text:line-break/>→ Dentry Cache 에 저장해놓음<text:line-break/></text:span></text:p>
      <text:p text:style-name="P169">즉, process PCB → file- table → Dentry Cache → Inode →…. dvswtbl 등 순서로 참조하게 됨<text:line-break/></text:p>
      <text:p text:style-name="P131"/>
      <text:p text:style-name="P94">Actual physical FILE system Layer (different implementation)</text:p>
      <text:p text:style-name="P94"/>
      <text:p text:style-name="P94"/>
      <text:p text:style-name="P153">proc – file system (좀 특별한 file-system 존재)</text:p>
      <text:p text:style-name="P132"/>
      <text:p text:style-name="P95">disk같은 곳에 저장되어 있는 file-system이 아님</text:p>
      <text:p text:style-name="P95">→ Special Software-Created dynamic file-system</text:p>
      <text:p text:style-name="P95">요청하면, function을 이용해서 파일을 생성해서 불러옴 (그때그떄,,, )<text:span text:style-name="T48">on-demand로 가져오는 것</text:span></text:p>
      <text:p text:style-name="P95"/>
      <text:p text:style-name="P95">ls /proc → file이 아니라, <text:span text:style-name="T3">kernel function</text:span><text:span text:style-name="T11">을 실행하는 것</text:span></text:p>
      <text:p text:style-name="P136">ex)</text:p>
      <text:p text:style-name="P136">proc/bash PID 한 뒤</text:p>
      <text:p text:style-name="P136">cat maps 해보면 (memory map)</text:p>
      <text:p text:style-name="P136">메모리 매핑이 어떻게 되어있는지 알려주는 함수 실행</text:p>
      <text:p text:style-name="P137">cat limits → 이거에 대응되는 kernel function 실행 되는 것!</text:p>
      <text:p text:style-name="P94"/>
      <text:p text:style-name="P29">즉,, kernel 모든 부분에 access 할 수 있다는 소리! 강력한 툴</text:p>
      <text:p text:style-name="P30">kernel data → user access</text:p>
      <text:p text:style-name="P154">Process Address Space</text:p>
      <text:p text:style-name="P96">code ,library, stack 등등 </text:p>
      <text:p text:style-name="P96"><text:tab/><text:tab/><text:tab/><text:tab/><text:tab/><text:tab/><text:tab/><text:span text:style-name="T50">Address Space</text:span></text:p>
      <text:p text:style-name="P96">→ VMA로 이루어져 있다 (virtual memory <text:span text:style-name="T49">areas</text:span>) <text:span text:style-name="T23">ex) bfffe000-c000000</text:span></text:p>
      <text:p text:style-name="P96"><text:span text:style-name="T23">./</text:span><text:span text:style-name="T27">a.out 실행해보면…</text:span></text:p>
      <text:p text:style-name="P31"/>
      <text:p text:style-name="P42">mycode </text:p>
      <text:p text:style-name="P42">loader</text:p>
      <text:p text:style-name="P42">lib</text:p>
      <text:p text:style-name="P42">stack </text:p>
      <text:p text:style-name="P43">==&gt; VMA에 매핑된다</text:p>
      <text:p text:style-name="P43"/>
      <text:p text:style-name="P43">vma? </text:p>
      <text:p text:style-name="P98">PCB에서 mm_struct (memory mapped) 된 포인터에서</text:p>
      <text:h text:style-name="P176" text:outline-level="3">vm_area_struct의 linked list로 연결되어있음 (mm_struct는 vma의 list)</text:h>
      <text:p text:style-name="P174">Vma:(start_addr, end_addr, permission, operations, page table등…)</text:p>
      <text:p text:style-name="P174"/>
      <text:p text:style-name="P173"><text:s/><text:span text:style-name="T51">PAGING</text:span></text:p>
      <text:p text:style-name="P170">프로그램이 메모리 크기보다 커버리면? </text:p>
      <text:p text:style-name="P170">Page 단위로 나눈뒤 page table을 보고 필요한것을 page fault</text:p>
      <text:p text:style-name="P170"/>
      <text:p text:style-name="P170">page_no + off_set</text:p>
      <text:p text:style-name="P170">offset이 차지하는 bit의 크기는? page크기에 따라 달라지겠지… 1000비트 크기의 페이지면 10비트가 필요한것처럼 ;</text:p>
      <text:p text:style-name="P170"/>
      <text:p text:style-name="P171">page_no bit가 너무 많아지면, 낭비,, </text:p>
      <text:p text:style-name="P171">=-→ hierarchical 구조 등 활용</text:p>
      <text:p text:style-name="P171"/>
      <text:p text:style-name="P159">Paging in Linux</text:p>
      <text:p text:style-name="P171">struct task_struct</text:p>
      <text:p text:style-name="P171">{</text:p>
      <text:p text:style-name="P171">mm_struct → vm_area <text:span text:style-name="T52">struct (linked list)에 대한 정보</text:span></text:p>
      <text:p text:style-name="P175"><text:tab/><text:tab/>→ {start_address, end_address, … }</text:p>
      <text:p text:style-name="P175">}</text:p>
      <text:p text:style-name="P171">mm_struct에는 pgd (page-directory) →page entry (등을 나타냄)</text:p>
      <text:p text:style-name="P171"/>
      <text:p text:style-name="P171">신념?</text:p>
      <text:p text:style-name="P172">Architecture of Participation (Linux가 중요한 이유)</text:p>
      <text:p text:style-name="P174"/>
      <text:p text:style-name="P32"/>
      <text:p text:style-name="P30"/>
      <text:p text:style-name="P30"/>
      <text:p text:style-name="P30"/>
      <text:p text:style-name="P96"/>
      <text:p text:style-name="P94"/>
      <text:p text:style-name="P94"/>
      <text:p text:style-name="P134"/>
      <text:p text:style-name="P134"/>
      <text:p text:style-name="P134"/>
      <text:p text:style-name="P133"/>
      <text:p text:style-name="P87"/>
      <text:p text:style-name="P127"/>
      <text:p text:style-name="P126"/>
      <text:p text:style-name="P24"/>
      <text:p text:style-name="P24"/>
      <text:p text:style-name="P24"/>
      <text:p text:style-name="P39"/>
      <text:p text:style-name="P39"/>
      <text:p text:style-name="P24"/>
      <text:p text:style-name="P22"/>
      <text:p text:style-name="P22"/>
      <text:p text:style-name="P124"/>
      <text:p text:style-name="P21"/>
      <text:p text:style-name="P37"><text:soft-page-break/></text:p>
      <text:p text:style-name="P37"/>
      <text:p text:style-name="P83"/>
      <text:p text:style-name="P83"/>
      <text:p text:style-name="P82"/>
      <text:p text:style-name="P1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3:57:53.830966921</meta:creation-date>
    <meta:generator>LibreOffice/6.0.7.3$Linux_X86_64 LibreOffice_project/00m0$Build-3</meta:generator>
    <dc:date>2019-01-21T16:30:14.311395710</dc:date>
    <meta:editing-duration>PT2H59M27S</meta:editing-duration>
    <meta:editing-cycles>27</meta:editing-cycles>
    <meta:document-statistic meta:table-count="0" meta:image-count="0" meta:object-count="0" meta:page-count="24" meta:paragraph-count="424" meta:word-count="5423" meta:character-count="14599" meta:non-whitespace-character-count="12189"/>
  </office:meta>
</office:document-meta>
</file>